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2" style:family="table-row">
      <style:table-row-properties style:row-height="0.33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1862in" fo:break-before="auto" style:use-optimal-row-height="true"/>
    </style:style>
    <style:style style:name="ro37" style:family="table-row">
      <style:table-row-properties style:row-height="0.6425in" fo:break-before="auto" style:use-optimal-row-height="true"/>
    </style:style>
    <style:style style:name="ro38" style:family="table-row">
      <style:table-row-properties style:row-height="0.2071in" fo:break-before="auto" style:use-optimal-row-height="true"/>
    </style:style>
    <style:style style:name="ro39" style:family="table-row">
      <style:table-row-properties style:row-height="0.4661in" fo:break-before="auto" style:use-optimal-row-height="false"/>
    </style:style>
    <style:style style:name="ro40" style:family="table-row">
      <style:table-row-properties style:row-height="0.2083in" fo:break-before="auto" style:use-optimal-row-height="false"/>
    </style:style>
    <style:style style:name="ro41" style:family="table-row">
      <style:table-row-properties style:row-height="0.4866in" fo:break-before="auto" style:use-optimal-row-height="true"/>
    </style:style>
    <style:style style:name="ro42" style:family="table-row">
      <style:table-row-properties style:row-height="0.798in" fo:break-before="auto" style:use-optimal-row-height="true"/>
    </style:style>
    <style:style style:name="ro43" style:family="table-row">
      <style:table-row-properties style:row-height="1.2638in" fo:break-before="auto" style:use-optimal-row-height="true"/>
    </style:style>
    <style:style style:name="ro44" style:family="table-row">
      <style:table-row-properties style:row-height="1.1091in" fo:break-before="auto" style:use-optimal-row-height="true"/>
    </style:style>
    <style:style style:name="ro45"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9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wrap" style:vertical-align="top"/>
      <style:paragraph-properties fo:text-align="start"/>
    </style:style>
    <style:style style:name="ce11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30" style:family="table-cell" style:parent-style-name="Default">
      <style:table-cell-properties style:text-align-source="fix" style:repeat-content="false"/>
      <style:paragraph-properties fo:text-align="center" fo:margin-left="0in"/>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style>
    <style:style style:name="ce142" style:family="table-cell" style:parent-style-name="Default">
      <style:table-cell-properties style:text-align-source="fix" style:repeat-content="false" fo:wrap-option="wrap" style:vertical-align="top"/>
      <style:paragraph-properties fo:text-align="start" fo:margin-left="0in"/>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6" style:family="table-cell" style:parent-style-name="Default" style:data-style-name="N197">
      <style:table-cell-properties style:text-align-source="fix" style:repeat-content="false" fo:border="0.0008in solid #000000"/>
      <style:paragraph-properties fo:text-align="center" fo:margin-left="0in"/>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65" style:family="table-cell" style:parent-style-name="Default">
      <style:table-cell-properties style:text-align-source="fix" style:repeat-content="false" fo:wrap-option="wrap" fo:border="0.0008in solid #000000" style:vertical-align="top"/>
      <style:paragraph-properties fo:text-align="star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6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7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7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ext-properties style:font-name="Arial" fo:font-size="10pt" style:font-name-asian="Arial" style:font-size-asian="10pt"/>
    </style:style>
    <style:style style:name="ce180" style:family="table-cell" style:parent-style-name="Default">
      <style:table-cell-properties style:text-align-source="fix" style:repeat-content="false" fo:wrap-option="wrap" style:vertical-align="middle"/>
      <style:paragraph-properties fo:text-align="center" fo:margin-left="0in"/>
    </style:style>
    <style:style style:name="ce18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3"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84"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85" style:family="table-cell" style:parent-style-name="Default">
      <style:table-cell-properties fo:wrap-option="wrap" style:vertical-align="middle"/>
    </style:style>
    <style:style style:name="ce186" style:family="table-cell" style:parent-style-name="Default">
      <style:table-cell-properties style:vertical-align="middle"/>
    </style:style>
    <style:style style:name="ce1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91"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92"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93"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94"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8"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9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start" fo:margin-left="0in"/>
    </style:style>
    <style:style style:name="ce20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203"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4"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5"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6"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7" style:family="table-cell" style:parent-style-name="Default">
      <style:table-cell-properties fo:wrap-option="wrap" fo:border="0.0008in solid #000000" style:vertical-align="middle"/>
      <style:text-properties fo:font-weight="bold" style:font-weight-asian="bold" style:font-weight-complex="bold"/>
    </style:style>
    <style:style style:name="ce208" style:family="table-cell" style:parent-style-name="Default">
      <style:table-cell-properties fo:wrap-option="wrap" fo:border="0.0008in solid #000000" style:vertical-align="middle"/>
      <style:text-properties fo:font-weight="normal" style:font-weight-asian="normal" style:font-weight-complex="normal"/>
    </style:style>
    <style:style style:name="ce209"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210"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211"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212"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213" style:family="table-cell" style:parent-style-name="Default">
      <style:table-cell-properties style:text-align-source="fix" style:repeat-content="false" fo:wrap-option="wrap" style:vertical-align="middle"/>
      <style:paragraph-properties fo:text-align="start"/>
    </style:style>
    <style:style style:name="ce214" style:family="table-cell" style:parent-style-name="Default">
      <style:table-cell-properties fo:wrap-option="wrap" fo:border="0.0008in solid #000000" style:vertical-align="middle"/>
    </style:style>
    <style:style style:name="ce215"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216" style:family="table-cell" style:parent-style-name="Default">
      <style:table-cell-properties style:text-align-source="fix" style:repeat-content="false" fo:wrap-option="wrap" fo:border="0.0008in solid #000000" style:vertical-align="middle"/>
      <style:paragraph-properties fo:text-align="start"/>
    </style:style>
    <style:style style:name="ce217"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218" style:family="table-cell" style:parent-style-name="Default">
      <style:table-cell-properties fo:wrap-option="wrap" fo:border="0.0008in solid #000000" style:vertical-align="middle"/>
      <style:text-properties fo:color="#ff0000"/>
    </style:style>
    <style:style style:name="ce219"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22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223"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224"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225"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226"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227"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233" style:family="table-cell" style:parent-style-name="Default">
      <style:table-cell-properties fo:border="0.0008in solid #000000" style:vertical-align="middle"/>
    </style:style>
    <style:style style:name="ce234" style:family="table-cell" style:parent-style-name="Default">
      <style:table-cell-properties fo:border="0.0008in solid #000000" style:vertical-align="middle"/>
      <style:text-properties fo:color="#ff0000" fo:font-weight="normal" style:font-weight-asian="normal" style:font-weight-complex="normal"/>
    </style:style>
    <style:style style:name="ce235" style:family="table-cell" style:parent-style-name="Default">
      <style:table-cell-properties fo:border="0.0008in solid #000000" style:vertical-align="middle"/>
      <style:text-properties fo:color="#ff0000"/>
    </style:style>
    <style:style style:name="ce236"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237"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23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239"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240" style:family="table-cell" style:parent-style-name="Default">
      <style:table-cell-properties fo:wrap-option="wrap" style:vertical-align="middle"/>
      <style:text-properties style:font-name="Arial" fo:font-size="10pt" style:font-name-asian="Arial" style:font-size-asian="10pt"/>
    </style:style>
    <style:style style:name="ce241" style:family="table-cell" style:parent-style-name="Default">
      <style:table-cell-properties style:vertical-align="middle"/>
      <style:text-properties fo:color="#ff0000" fo:font-weight="normal" style:font-weight-asian="normal" style:font-weight-complex="normal"/>
    </style:style>
    <style:style style:name="ce242" style:family="table-cell" style:parent-style-name="Default">
      <style:table-cell-properties style:vertical-align="middle"/>
      <style:text-properties fo:color="#ff0000"/>
    </style:style>
    <style:style style:name="ce2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4" style:family="table-cell" style:parent-style-name="Default">
      <style:table-cell-properties fo:wrap-option="wrap" style:vertical-align="top"/>
    </style:style>
    <style:style style:name="ce24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46"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247" style:family="table-cell" style:parent-style-name="Default">
      <style:table-cell-properties fo:wrap-option="wrap" fo:border="0.0008in solid #000000" style:vertical-align="top"/>
      <style:text-properties fo:font-weight="normal" style:font-weight-asian="normal" style:font-weight-complex="normal"/>
    </style:style>
    <style:style style:name="ce248" style:family="table-cell" style:parent-style-name="Default">
      <style:table-cell-properties fo:wrap-option="wrap" fo:border="0.0008in solid #000000" style:vertical-align="top"/>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Default">
      <style:table-cell-properties fo:wrap-option="wrap" style:vertical-align="top"/>
      <style:text-properties style:font-name="Arial" fo:font-size="10pt" style:font-name-asian="Arial" style:font-size-asian="10pt"/>
    </style:style>
    <style:style style:name="ce25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252"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253" style:family="table-cell" style:parent-style-name="Default">
      <style:table-cell-properties fo:wrap-option="wrap" fo:border="0.0008in solid #000000" style:vertical-align="top"/>
      <style:text-properties style:font-name="Arial" style:font-name-asian="DejaVu Sans" style:font-name-complex="Lohit Hindi"/>
    </style:style>
    <style:style style:name="ce25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55"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5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5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61"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62"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63" style:family="table-cell" style:parent-style-name="Default">
      <style:table-cell-properties fo:wrap-option="wrap" fo:border="0.0008in solid #000000" style:vertical-align="top"/>
      <style:text-properties fo:color="#000000"/>
    </style:style>
    <style:style style:name="ce264"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6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67"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68" style:family="table-cell" style:parent-style-name="Default">
      <style:table-cell-properties fo:border="0.0008in solid #000000"/>
      <style:text-properties fo:color="#000000"/>
    </style:style>
    <style:style style:name="ce269" style:family="table-cell" style:parent-style-name="Default">
      <style:text-properties fo:color="#000000"/>
    </style:style>
    <style:style style:name="ce270"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71"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2"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3" style:family="table-cell" style:parent-style-name="Default">
      <style:table-cell-properties style:text-align-source="value-type" style:repeat-content="false" fo:wrap-option="wrap" style:vertical-align="top"/>
      <style:paragraph-properties fo:margin-left="0in"/>
    </style:style>
    <style:style style:name="ce274" style:family="table-cell" style:parent-style-name="Default">
      <style:table-cell-properties style:text-align-source="value-type" style:repeat-content="false" fo:wrap-option="wrap" style:vertical-align="top"/>
    </style:style>
    <style:style style:name="ce27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77"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8" style:family="table-cell" style:parent-style-name="Default">
      <style:table-cell-properties style:text-align-source="value-type" style:repeat-content="false" fo:wrap-option="wrap" style:vertical-align="top"/>
      <style:text-properties style:font-name="Arial3" fo:font-size="10pt" fo:font-weight="bold"/>
    </style:style>
    <style:style style:name="ce297"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98"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99"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3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301"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2" style:family="table-cell" style:parent-style-name="Default">
      <style:table-cell-properties style:text-align-source="value-type" style:repeat-content="false" fo:wrap-option="wrap" style:vertical-align="top"/>
      <style:text-properties style:font-name="Arial3" fo:font-size="10pt" fo:font-weight="normal"/>
    </style:style>
    <style:style style:name="ce303"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04"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05"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6"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307"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30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9"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3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4"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315"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316"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317"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318"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31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320"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321"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322" style:family="table-cell" style:parent-style-name="Default">
      <style:table-cell-properties fo:wrap-option="wrap" style:vertical-align="top"/>
      <style:text-properties fo:color="#000000"/>
    </style:style>
    <style:style style:name="ce32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32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28"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329"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33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1"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332"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33"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34" style:family="table-cell" style:parent-style-name="Default">
      <style:table-cell-properties style:text-align-source="fix" style:repeat-content="false" fo:wrap-option="wrap" style:vertical-align="top"/>
      <style:paragraph-properties fo:text-align="start"/>
      <style:text-properties fo:color="#000000"/>
    </style:style>
    <style:style style:name="ce33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340"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34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342"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343"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344" style:family="table-cell" style:parent-style-name="Default">
      <style:table-cell-properties fo:wrap-option="wrap" style:vertical-align="top"/>
      <style:text-properties fo:color="#ffffff" style:font-name="Arial" fo:font-size="10pt" style:font-name-asian="Arial" style:font-size-asian="10pt"/>
    </style:style>
    <style:style style:name="ce345" style:family="table-cell" style:parent-style-name="Default">
      <style:text-properties fo:color="#ffffff"/>
    </style:style>
    <style:style style:name="ce346"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347" style:family="table-cell" style:parent-style-name="Default">
      <style:table-cell-properties style:text-align-source="fix" style:repeat-content="false"/>
      <style:paragraph-properties fo:text-align="center" fo:margin-left="0in"/>
      <style:text-properties fo:color="#000000"/>
    </style:style>
    <style:style style:name="ce34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349"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0"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35"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font-name-asian="DejaVu Sans" style:font-name-complex="Lohit Hindi"/>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sian="Arial" style:font-size-asian="9pt" style:language-asian="en" style:country-asian="US" style:font-name-complex="Tahoma" style:font-size-complex="9pt" style:language-complex="en" style:country-complex="US"/>
    </style:style>
    <style:style style:name="T12"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3" style:family="text">
      <style:text-properties fo:font-weight="bold"/>
    </style:style>
    <style:style style:name="T14" style:family="text">
      <style:text-properties fo:font-style="italic" style:font-style-asian="italic" style:font-style-complex="italic"/>
    </style:style>
    <style:style style:name="T15" style:family="text">
      <style:text-properties style:text-line-through-style="solid" fo:font-size="10pt" style:font-size-asian="10pt" style:font-size-complex="10pt"/>
    </style:style>
    <style:style style:name="T16"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style:text-position="super 58%"/>
    </style:style>
    <style:style style:name="T22" style:family="text">
      <style:text-properties style:font-name="Arial" style:font-name-asian="DejaVu Sans" style:font-name-complex="Lohit Hindi"/>
    </style:style>
    <style:style style:name="T23" style:family="text">
      <style:text-properties style:font-name="Arial" fo:font-weight="bold" style:font-name-asian="DejaVu Sans" style:font-weight-asian="bold" style:font-name-complex="Lohit Hindi" style:font-weight-complex="bold"/>
    </style:style>
    <style:style style:name="T24"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5"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font-name="Arial" fo:font-weight="normal" style:font-name-asian="DejaVu Sans" style:font-weight-asian="normal" style:font-name-complex="Lohit Hindi" style:font-weight-complex="normal"/>
    </style:style>
    <style:style style:name="T29" style:family="text">
      <style:text-properties style:font-name="Arial" style:font-name-asian="Arial" style:font-name-complex="Tahoma"/>
    </style:style>
    <style:style style:name="T30" style:family="text">
      <style:text-properties style:font-name="Arial" fo:font-weight="bold" style:font-name-asian="Arial" style:font-weight-asian="bold" style:font-name-complex="Tahoma" style:font-weight-complex="bold"/>
    </style:style>
    <style:style style:name="T31" style:family="text">
      <style:text-properties style:font-name="Arial" fo:font-weight="normal" style:font-name-asian="Arial" style:font-weight-asian="normal" style:font-name-complex="Tahoma" style:font-weight-complex="normal"/>
    </style:style>
    <style:style style:name="T32" style:family="text">
      <style:text-properties style:font-name="Arial" style:text-underline-style="none" fo:font-weight="bold" style:font-name-asian="Arial" style:font-weight-asian="bold" style:font-name-complex="Tahoma" style:font-weight-complex="bold"/>
    </style:style>
    <style:style style:name="T33" style:family="text">
      <style:text-properties style:font-name="Arial" style:text-underline-style="none" fo:font-weight="normal" style:font-name-asian="Arial" style:font-weight-asian="normal" style:font-name-complex="Tahoma" style:font-weight-complex="normal"/>
    </style:style>
    <style:style style:name="T34" style:family="text">
      <style:text-properties style:font-weight-asian="bold" style:font-weight-complex="bold"/>
    </style:style>
    <style:style style:name="T36" style:family="text">
      <style:text-properties fo:font-weight="bold" style:font-name-asian="DejaVu Sans" style:font-weight-asian="bold" style:font-name-complex="Lohit Hindi" style:font-weight-complex="bold"/>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ce93"/>
        <table:table-column table:style-name="co15" table:default-cell-style-name="ce102"/>
        <table:table-column table:style-name="co16" table:default-cell-style-name="ce111"/>
        <table:table-column table:style-name="co17" table:default-cell-style-name="ce114"/>
        <table:table-column table:style-name="co18" table:default-cell-style-name="ce131"/>
        <table:table-column table:style-name="co19" table:default-cell-style-name="ce92"/>
        <table:table-column table:style-name="co20" table:default-cell-style-name="ce91"/>
        <table:table-column table:style-name="co14" table:number-columns-repeated="248" table:default-cell-style-name="ce91"/>
        <table:table-column table:style-name="co14" table:default-cell-style-name="Default"/>
        <table:table-row table:style-name="ro23">
          <table:table-cell table:style-name="ce91"/>
          <table:table-cell table:style-name="ce9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95"/>
          <table:table-cell table:style-name="ce113"/>
          <table:table-cell table:style-name="ce125" table:number-columns-spanned="3" table:number-rows-spanned="1"/>
          <table:covered-table-cell table:style-name="ce91"/>
          <table:covered-table-cell/>
          <table:table-cell table:number-columns-repeated="249"/>
        </table:table-row>
        <table:table-row table:style-name="ro23" table:number-rows-repeated="3">
          <table:table-cell table:style-name="ce92"/>
          <table:table-cell table:style-name="Default" table:number-columns-repeated="2"/>
          <table:table-cell/>
          <table:table-cell table:style-name="ce126"/>
          <table:table-cell table:number-columns-repeated="251"/>
        </table:table-row>
        <table:table-row table:style-name="ro24">
          <table:table-cell table:style-name="ce92"/>
          <table:table-cell table:style-name="Default" table:number-columns-repeated="2"/>
          <table:table-cell/>
          <table:table-cell table:style-name="ce126"/>
          <table:table-cell table:number-columns-repeated="251"/>
        </table:table-row>
        <table:table-row table:style-name="ro25">
          <table:table-cell table:style-name="ce92"/>
          <table:table-cell table:style-name="ce96" office:value-type="string">
            <text:p>WIKI TEST CASES</text:p>
          </table:table-cell>
          <table:table-cell table:style-name="ce92"/>
          <table:table-cell/>
          <table:table-cell table:style-name="ce126"/>
          <table:table-cell table:number-columns-repeated="251"/>
        </table:table-row>
        <table:table-row table:style-name="ro23">
          <table:table-cell table:style-name="ce92"/>
          <table:table-cell table:style-name="ce97" office:value-type="string">
            <text:p>Version:</text:p>
          </table:table-cell>
          <table:table-cell table:style-name="ce104" office:value-type="string">
            <text:p>4.6</text:p>
          </table:table-cell>
          <table:table-cell table:style-name="ce115"/>
          <table:table-cell table:style-name="ce127"/>
          <table:table-cell table:number-columns-repeated="251"/>
        </table:table-row>
        <table:table-row table:style-name="ro23">
          <table:table-cell table:style-name="ce92"/>
          <table:table-cell table:style-name="ce97" office:value-type="string">
            <text:p>Issue date:</text:p>
          </table:table-cell>
          <table:table-cell table:style-name="ce105" office:value-type="string" table:number-columns-spanned="3" table:number-rows-spanned="1">
            <text:p>31/08/2012</text:p>
          </table:table-cell>
          <table:covered-table-cell table:style-name="ce115"/>
          <table:covered-table-cell table:style-name="ce127"/>
          <table:table-cell table:number-columns-repeated="251"/>
        </table:table-row>
        <table:table-row table:style-name="ro23">
          <table:table-cell table:style-name="ce92"/>
          <table:table-cell table:style-name="ce97" office:value-type="string">
            <text:p>Project Name:</text:p>
          </table:table-cell>
          <table:table-cell table:style-name="ce106" office:value-type="string" table:number-columns-spanned="2" table:number-rows-spanned="1">
            <text:p>Knowledge Suites</text:p>
          </table:table-cell>
          <table:covered-table-cell table:style-name="ce115"/>
          <table:table-cell table:style-name="ce127"/>
          <table:table-cell table:number-columns-repeated="251"/>
        </table:table-row>
        <table:table-row table:style-name="ro23">
          <table:table-cell table:style-name="ce92"/>
          <table:table-cell table:style-name="ce97" office:value-type="string">
            <text:p>Project Code:</text:p>
          </table:table-cell>
          <table:table-cell table:style-name="ce107" office:value-type="string">
            <text:p>KS</text:p>
          </table:table-cell>
          <table:table-cell table:style-name="ce115"/>
          <table:table-cell table:style-name="ce127"/>
          <table:table-cell table:number-columns-repeated="251"/>
        </table:table-row>
        <table:table-row table:style-name="ro23">
          <table:table-cell table:style-name="ce92"/>
          <table:table-cell table:style-name="ce97" office:value-type="string">
            <text:p>Module</text:p>
          </table:table-cell>
          <table:table-cell table:style-name="ce107" office:value-type="string">
            <text:p>Wiki</text:p>
          </table:table-cell>
          <table:table-cell table:style-name="ce115"/>
          <table:table-cell table:style-name="ce127"/>
          <table:table-cell table:number-columns-repeated="251"/>
        </table:table-row>
        <table:table-row table:style-name="ro23">
          <table:table-cell table:style-name="ce92"/>
          <table:table-cell table:style-name="ce97" office:value-type="string">
            <text:p>Total Cases:</text:p>
          </table:table-cell>
          <table:table-cell table:style-name="ce108" table:formula="of:=SUM([Template.C4:Macro.C4])" office:value-type="float" office:value="151">
            <text:p>151</text:p>
          </table:table-cell>
          <table:table-cell table:style-name="ce115"/>
          <table:table-cell table:style-name="ce127"/>
          <table:table-cell table:number-columns-repeated="251"/>
        </table:table-row>
        <table:table-row table:style-name="ro23">
          <table:table-cell/>
          <table:table-cell table:style-name="ce98" office:value-type="string">
            <text:p>Test Status</text:p>
          </table:table-cell>
          <table:table-cell table:style-name="ce109" office:value-type="string">
            <text:p>Passed</text:p>
          </table:table-cell>
          <table:table-cell table:style-name="ce116" office:value-type="string" table:number-columns-spanned="2" table:number-rows-spanned="1">
            <text:p><text:s/>Test is OK</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Blocked</text:p>
          </table:table-cell>
          <table:table-cell table:style-name="ce116" office:value-type="string" table:number-columns-spanned="2" table:number-rows-spanned="1">
            <text:p>Could not run the test (another bug is blocking)</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Failed</text:p>
          </table:table-cell>
          <table:table-cell table:style-name="ce117" office:value-type="string" table:number-columns-spanned="2" table:number-rows-spanned="1">
            <text:p>Test failed, a bug is entered on it (please add the bug ID)</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9"/>
          <table:table-cell table:style-name="ce109" office:value-type="string">
            <text:p>N/A</text:p>
          </table:table-cell>
          <table:table-cell table:style-name="ce117" office:value-type="string" table:number-columns-spanned="2" table:number-rows-spanned="1">
            <text:p>Test is not possible to run on this version </text:p>
          </table:table-cell>
          <table:covered-table-cell table:style-name="ce129"/>
          <table:table-cell table:style-name="Default" table:number-columns-repeated="2"/>
          <table:table-cell table:style-name="ce93" table:number-columns-repeated="248"/>
          <table:table-cell/>
        </table:table-row>
        <table:table-row table:style-name="ro23">
          <table:table-cell/>
          <table:table-cell table:style-name="Default" table:number-columns-repeated="2"/>
          <table:table-cell table:style-name="ce118"/>
          <table:table-cell table:style-name="ce130"/>
          <table:table-cell table:style-name="Default" table:number-columns-repeated="2"/>
          <table:table-cell table:style-name="ce93" table:number-columns-repeated="248"/>
          <table:table-cell/>
        </table:table-row>
        <table:table-row table:style-name="ro26">
          <table:table-cell table:style-name="ce94"/>
          <table:table-cell table:style-name="ce100" office:value-type="string">
            <text:p>Record of change:</text:p>
          </table:table-cell>
          <table:table-cell table:style-name="ce91"/>
          <table:table-cell table:style-name="ce113"/>
          <table:table-cell table:style-name="ce125"/>
          <table:table-cell table:style-name="ce91"/>
          <table:table-cell/>
          <table:table-cell table:style-name="ce94" table:number-columns-repeated="248"/>
          <table:table-cell/>
        </table:table-row>
        <table:table-row table:style-name="ro27">
          <table:table-cell table:style-name="ce94"/>
          <table:table-cell table:style-name="ce101" office:value-type="string">
            <text:p>Effective Date</text:p>
          </table:table-cell>
          <table:table-cell table:style-name="ce110" office:value-type="string">
            <text:p>Version</text:p>
          </table:table-cell>
          <table:table-cell table:style-name="ce119" office:value-type="string">
            <text:p>Change description</text:p>
          </table:table-cell>
          <table:table-cell table:style-name="ce110" office:value-type="string">
            <text:p>Originator</text:p>
          </table:table-cell>
          <table:table-cell table:style-name="ce133" office:value-type="string">
            <text:p>Reviewer/</text:p>
            <text:p>Approver</text:p>
          </table:table-cell>
          <table:table-cell table:style-name="ce136" office:value-type="string">
            <text:p>Reference</text:p>
          </table:table-cell>
          <table:table-cell table:style-name="ce94" table:number-columns-repeated="248"/>
          <table:table-cell/>
        </table:table-row>
        <table:table-row table:style-name="ro23">
          <table:table-cell table:style-name="ce94"/>
          <table:table-cell office:value-type="date" office:date-value="2011-03-11">
            <text:p>11-Mar-2011</text:p>
          </table:table-cell>
          <table:table-cell office:value-type="string">
            <text:p>1.0</text:p>
          </table:table-cell>
          <table:table-cell table:style-name="ce120" office:value-type="string">
            <text:p>Create testcases for Template sheet</text:p>
          </table:table-cell>
          <table:table-cell office:value-type="string">
            <text:p>Hanh.Ly</text:p>
          </table:table-cell>
          <table:table-cell table:style-name="ce131"/>
          <table:table-cell table:style-name="ce137"/>
          <table:table-cell table:style-name="ce93"/>
          <table:table-cell table:style-name="ce94" table:number-columns-repeated="247"/>
          <table:table-cell/>
        </table:table-row>
        <table:table-row table:style-name="ro28">
          <table:table-cell/>
          <table:table-cell office:value-type="date" office:date-value="2011-03-18">
            <text:p>18-Mar-2011</text:p>
          </table:table-cell>
          <table:table-cell office:value-type="string">
            <text:p>1.1</text:p>
          </table:table-cell>
          <table:table-cell table:style-name="ce121" office:value-type="string">
            <text:p><text:span text:style-name="T7">- Update testcases for </text:span><text:span text:style-name="T7">Template sheet</text:span></text:p>
            <text:p><text:span text:style-name="T7">- Create testcases for </text:span><text:span text:style-name="T7">Page_Permission sheet</text:span></text:p>
          </table:table-cell>
          <table:table-cell office:value-type="string">
            <text:p>Hanh.Ly</text:p>
          </table:table-cell>
          <table:table-cell table:style-name="ce131"/>
          <table:table-cell table:style-name="ce137"/>
          <table:table-cell table:style-name="ce93"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1" office:value-type="string">
            <text:p><text:span text:style-name="T7">- Update testcases for </text:span><text:span text:style-name="T7">Template sheet</text:span></text:p>
            <text:p><text:span text:style-name="T7">- Create testcases for </text:span><text:span text:style-name="T7">Space_Permission sheet</text:span></text:p>
            <text:p><text:span text:style-name="T7">- Create testcases for Info </text:span><text:span text:style-name="T7">sheet</text:span></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4">
            <text:p>24-Mar-2011</text:p>
          </table:table-cell>
          <table:table-cell office:value-type="string">
            <text:p>1.3</text:p>
          </table:table-cell>
          <table:table-cell table:style-name="ce121" office:value-type="string">
            <text:p>- Create testcases for Search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5">
            <text:p>25-Mar-2011</text:p>
          </table:table-cell>
          <table:table-cell office:value-type="string">
            <text:p>1.4</text:p>
          </table:table-cell>
          <table:table-cell table:style-name="ce121" office:value-type="string">
            <text:p>- Create testcases for Page_Action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8">
            <text:p>28-Mar-2011</text:p>
          </table:table-cell>
          <table:table-cell office:value-type="string">
            <text:p>1.5</text:p>
          </table:table-cell>
          <table:table-cell table:style-name="ce122" office:value-type="string">
            <text:p>- Update test case for Page_Action sheet</text:p>
          </table:table-cell>
          <table:table-cell office:value-type="string">
            <text:p>Hanh.Ly</text:p>
          </table:table-cell>
          <table:table-cell table:style-name="ce131"/>
          <table:table-cell table:style-name="ce139"/>
          <table:table-cell table:style-name="ce93"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2" office:value-type="string">
            <text:p>- Create testcase for Manage_Attachment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2" office:value-type="string">
            <text:p>- Create testcase for Manage_Version sheet</text:p>
            <text:p>- Create testcase for Macro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4-02">
            <text:p>2-Apr-2011</text:p>
          </table:table-cell>
          <table:table-cell office:value-type="string">
            <text:p>1.8</text:p>
          </table:table-cell>
          <table:table-cell table:style-name="ce121" office:value-type="string">
            <text:p>- Update testcase for Macro sheet</text:p>
          </table:table-cell>
          <table:table-cell office:value-type="string">
            <text:p>Hanh.Ly</text:p>
          </table:table-cell>
          <table:table-cell table:style-name="ce131"/>
          <table:table-cell table:style-name="ce138"/>
          <table:table-cell/>
          <table:table-cell table:style-name="ce93" table:number-columns-repeated="247"/>
          <table:table-cell/>
        </table:table-row>
        <table:table-row table:style-name="ro28">
          <table:table-cell table:style-name="ce91"/>
          <table:table-cell office:value-type="date" office:date-value="2011-06-25">
            <text:p>25-Jun-2011</text:p>
          </table:table-cell>
          <table:table-cell office:value-type="string">
            <text:p>1.9</text:p>
          </table:table-cell>
          <table:table-cell table:style-name="ce122" office:value-type="string">
            <text:p>- Add testcase for Manage_Version sheet</text:p>
            <text:p>- Update testcase for Space_Permission sheet</text:p>
          </table:table-cell>
          <table:table-cell office:value-type="string">
            <text:p>Nhung.Vu</text:p>
          </table:table-cell>
          <table:table-cell table:style-name="ce131"/>
          <table:table-cell table:style-name="ce138"/>
          <table:table-cell table:number-columns-repeated="249"/>
        </table:table-row>
        <table:table-row table:style-name="ro34">
          <table:table-cell table:style-name="ce91"/>
          <table:table-cell office:value-type="date" office:date-value="2011-10-11">
            <text:p>11-Oct-2011</text:p>
          </table:table-cell>
          <table:table-cell office:value-type="string">
            <text:p>2.0</text:p>
          </table:table-cell>
          <table:table-cell table:style-name="ce122" office:value-type="string">
            <text:p>- Add and update testcase for Manage_Version sheet</text:p>
          </table:table-cell>
          <table:table-cell office:value-type="string">
            <text:p>Nhung.Vu</text:p>
          </table:table-cell>
          <table:table-cell table:style-name="ce134"/>
          <table:table-cell table:style-name="ce138"/>
          <table:table-cell table:number-columns-repeated="249"/>
        </table:table-row>
        <table:table-row table:style-name="ro36">
          <table:table-cell table:style-name="Default"/>
          <table:table-cell table:style-name="ce103" office:value-type="date" office:date-value="2012-05-31">
            <text:p>31- May- 2012</text:p>
          </table:table-cell>
          <table:table-cell table:style-name="ce112" office:value-type="string">
            <text:p>4.4</text:p>
          </table:table-cell>
          <table:table-cell table:style-name="ce123" office:value-type="string">
            <text:p>Update statistics in checklist sheet</text:p>
          </table:table-cell>
          <table:table-cell table:style-name="ce132" office:value-type="string">
            <text:p>Hai.Nguyen</text:p>
          </table:table-cell>
          <table:table-cell table:style-name="ce135"/>
          <table:table-cell table:style-name="ce140"/>
          <table:table-cell table:style-name="Default" table:number-columns-repeated="248"/>
          <table:table-cell/>
        </table:table-row>
        <table:table-row table:style-name="ro37">
          <table:table-cell table:style-name="Default"/>
          <table:table-cell table:style-name="ce103" office:value-type="date" office:date-value="2012-07-24">
            <text:p>24- Jul- 2012</text:p>
          </table:table-cell>
          <table:table-cell table:style-name="ce112" office:value-type="string">
            <text:p>4.5</text:p>
          </table:table-cell>
          <table:table-cell table:style-name="ce124" office:value-type="string">
            <text:p><text:span text:style-name="T8">Update comment TC 3.5.4: </text:span><text:span text:style-name="T8">Page permission Case No </text:span><text:span text:style-name="T8">16, 06,</text:span></text:p>
            <text:p><text:span text:style-name="T8">Search- case no 05, space </text:span><text:span text:style-name="T8">permission – Case No 016</text:span></text:p>
          </table:table-cell>
          <table:table-cell table:style-name="ce132" office:value-type="string">
            <text:p>Thu.Nguyen</text:p>
          </table:table-cell>
          <table:table-cell table:style-name="ce135"/>
          <table:table-cell table:style-name="ce140"/>
          <table:table-cell table:style-name="Default" table:number-columns-repeated="248"/>
          <table:table-cell/>
        </table:table-row>
        <table:table-row table:style-name="ro12">
          <table:table-cell table:style-name="Default"/>
          <table:table-cell table:style-name="ce103" office:value-type="date" office:date-value="2012-08-31">
            <text:p>31- Aug- 2012</text:p>
          </table:table-cell>
          <table:table-cell table:style-name="ce112" office:value-type="string">
            <text:p>4.6</text:p>
          </table:table-cell>
          <table:table-cell table:style-name="ce124" office:value-type="string">
            <text:p>Add more cases about Link pages between spaces into Page_Action sheet</text:p>
          </table:table-cell>
          <table:table-cell table:style-name="ce132" office:value-type="string">
            <text:p>Nhung.Vu</text:p>
          </table:table-cell>
          <table:table-cell table:style-name="ce135"/>
          <table:table-cell table:style-name="ce14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46"/>
        <table:table-column table:style-name="co21" table:default-cell-style-name="ce153"/>
        <table:table-column table:style-name="co8" table:default-cell-style-name="ce159"/>
        <table:table-column table:style-name="co22" table:default-cell-style-name="ce163"/>
        <table:table-column table:style-name="co23" table:default-cell-style-name="ce164"/>
        <table:table-column table:style-name="co24" table:default-cell-style-name="ce165"/>
        <table:table-column table:style-name="co25" table:number-columns-repeated="2" table:default-cell-style-name="ce165"/>
        <table:table-column table:style-name="co8" table:default-cell-style-name="ce169"/>
        <table:table-column table:style-name="co8" table:number-columns-repeated="6" table:default-cell-style-name="ce165"/>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81];[.$K1])" office:value-type="float" office:value="35">
            <text:p>35</text:p>
          </table:table-cell>
          <table:table-cell table:style-name="ce172" table:formula="of:=COUNTIF([.M$7:.M$981];[.$K1])" office:value-type="float" office:value="35">
            <text:p>35</text:p>
          </table:table-cell>
          <table:table-cell table:style-name="ce172" table:formula="of:=COUNTIF([.N$7:.N$981];[.$K1])" office:value-type="float" office:value="0">
            <text:p>0</text:p>
          </table:table-cell>
          <table:table-cell table:style-name="ce172" table:formula="of:=COUNTIF([.O$7:.O$981];[.$K1])" office:value-type="float" office:value="0">
            <text:p>0</text:p>
          </table:table-cell>
          <table:table-cell table:style-name="ce174" table:number-columns-repeated="5"/>
          <table:table-cell table:style-name="ce177" table:number-columns-repeated="187"/>
          <table:table-cell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81];[.$K2])" office:value-type="float" office:value="1">
            <text:p>1</text:p>
          </table:table-cell>
          <table:table-cell table:style-name="ce172" table:formula="of:=COUNTIF([.M$7:.M$981];[.$K2])" office:value-type="float" office:value="1">
            <text:p>1</text:p>
          </table:table-cell>
          <table:table-cell table:style-name="ce172" table:formula="of:=COUNTIF([.N$7:.N$981];[.$K2])" office:value-type="float" office:value="0">
            <text:p>0</text:p>
          </table:table-cell>
          <table:table-cell table:style-name="ce172" table:formula="of:=COUNTIF([.O$7:.O$981];[.$K2])" office:value-type="float" office:value="0">
            <text:p>0</text:p>
          </table:table-cell>
          <table:table-cell table:style-name="ce172" table:number-columns-repeated="3"/>
          <table:table-cell table:style-name="ce174" table:number-columns-repeated="2"/>
          <table:table-cell table:style-name="ce177" table:number-columns-repeated="187"/>
          <table:table-cell table:number-columns-repeated="817"/>
        </table:table-row>
        <table:table-row table:style-name="ro39">
          <table:table-cell table:style-name="ce142"/>
          <table:table-cell table:style-name="ce149" office:value-type="string">
            <text:p>Function List<text:span text:style-name="T9">:</text:span></text:p>
          </table:table-cell>
          <table:table-cell table:style-name="ce156" office:value-type="string" table:number-columns-spanned="3" table:number-rows-spanned="1">
            <text:p>Add/Edit/Delete new template</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81];[.$K3])" office:value-type="float" office:value="0">
            <text:p>0</text:p>
          </table:table-cell>
          <table:table-cell table:style-name="ce172" table:formula="of:=COUNTIF([.M$7:.M$981];[.$K3])" office:value-type="float" office:value="0">
            <text:p>0</text:p>
          </table:table-cell>
          <table:table-cell table:style-name="ce172" table:formula="of:=COUNTIF([.N$7:.N$981];[.$K3])" office:value-type="float" office:value="0">
            <text:p>0</text:p>
          </table:table-cell>
          <table:table-cell table:style-name="ce172" table:formula="of:=COUNTIF([.O$7:.O$981];[.$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2"/>
          <table:table-cell table:style-name="ce149" office:value-type="string">
            <text:p>Total main cases</text:p>
          </table:table-cell>
          <table:table-cell table:style-name="ce156" table:formula="of:=MAX([.A7:.A1026])" office:value-type="float" office:value="25" table:number-columns-spanned="3" table:number-rows-spanned="1">
            <text:p>25</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81];[.$K4])" office:value-type="float" office:value="0">
            <text:p>0</text:p>
          </table:table-cell>
          <table:table-cell table:style-name="ce172" table:formula="of:=COUNTIF([.M$7:.M$981];[.$K4])" office:value-type="float" office:value="0">
            <text:p>0</text:p>
          </table:table-cell>
          <table:table-cell table:style-name="ce172" table:formula="of:=COUNTIF([.N$7:.N$981];[.$K4])" office:value-type="float" office:value="0">
            <text:p>0</text:p>
          </table:table-cell>
          <table:table-cell table:style-name="ce172" table:formula="of:=COUNTIF([.O$7:.O$981];[.$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81" office:value-type="string">
            <text:p>N/A</text:p>
          </table:table-cell>
          <table:table-cell table:style-name="ce172" table:formula="of:=COUNTIF([.L$7:.L$981];[.$K5])" office:value-type="float" office:value="0">
            <text:p>0</text:p>
          </table:table-cell>
          <table:table-cell table:style-name="ce172" table:formula="of:=COUNTIF([.M$7:.M$981];[.$K5])" office:value-type="float" office:value="0">
            <text:p>0</text:p>
          </table:table-cell>
          <table:table-cell table:style-name="ce172" table:formula="of:=COUNTIF([.N$7:.N$981];[.$K5])" office:value-type="float" office:value="0">
            <text:p>0</text:p>
          </table:table-cell>
          <table:table-cell table:style-name="ce172" table:formula="of:=COUNTIF([.O$7:.O$981];[.$K5])" office:value-type="float" office:value="0">
            <text:p>0</text:p>
          </table:table-cell>
          <table:table-cell table:style-name="ce172" table:number-columns-repeated="3"/>
          <table:table-cell table:style-name="ce176" table:number-columns-repeated="2"/>
          <table:table-cell table:style-name="ce161" table:number-columns-repeated="187"/>
          <table:table-cell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text:s/>FF3.x</text:p>
          </table:table-cell>
          <table:table-cell table:style-name="ce151" office:value-type="string">
            <text:p>Comment/Bug</text:p>
          </table:table-cell>
          <table:table-cell table:style-name="ce151" table:number-columns-repeated="6"/>
          <table:table-cell table:style-name="ce179" table:number-columns-repeated="211"/>
          <table:table-cell table:number-columns-repeated="793"/>
        </table:table-row>
        <table:table-row table:style-name="ro41">
          <table:table-cell table:style-name="ce144" office:value-type="float" office:value="1">
            <text:p>001</text:p>
          </table:table-cell>
          <table:table-cell table:style-name="ce152" office:value-type="string">
            <text:p>FNC_KS_WIKI_TEM_01</text:p>
          </table:table-cell>
          <table:table-cell table:style-name="ce158" office:value-type="float" office:value="1">
            <text:p>001</text:p>
          </table:table-cell>
          <table:table-cell table:style-name="ce162"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office:value-type="string">
            <text:p>- Click on Add More template</text:p>
          </table:table-cell>
          <table:table-cell table:number-columns-repeated="1010"/>
        </table:table-row>
        <table:table-row table:style-name="ro12">
          <table:table-cell table:style-name="ce14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table-cell office:value-type="string">
            <text:p>hanh.ly</text:p>
          </table:table-cell>
          <table:table-cell table:number-columns-repeated="2" office:value-type="string">
            <text:p>Failed</text:p>
          </table:table-cell>
          <table:table-cell office:value-type="string">
            <text:p>FQA-115</text:p>
          </table:table-cell>
          <table:table-cell table:number-columns-repeated="1010"/>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10">icon of XWIKI </text:span><text:span text:style-name="T10">2.0 form</text:span></text:p>
            <text:p/>
          </table:table-cell>
          <table:table-cell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10"> of </text:span><text:span text:style-name="T10">XWIKI 2.0 form</text:span></text:p>
            <text:p/>
          </table:table-cell>
          <table:table-cell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6" office:value-type="string">
            <text:p><text:span text:style-name="T11">- Input text inside ** ** </text:span><text:span text:style-name="T11">character in content</text:span></text:p>
            <text:p><text:span text:style-name="T11">For example: </text:span></text:p>
            <text:p><text:span text:style-name="T11">**bold**</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3">Bold</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6" office:value-type="string">
            <text:p><text:span text:style-name="T11">- Input text inside // // </text:span><text:span text:style-name="T11">character in content</text:span></text:p>
            <text:p><text:span text:style-name="T11">For example: </text:span></text:p>
            <text:p><text:span text:style-name="T11">//italic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4"> italic</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6" office:value-type="string">
            <text:p><text:span text:style-name="T11">- Input text inside - - - - </text:span><text:span text:style-name="T11">character in content</text:span></text:p>
            <text:p><text:span text:style-name="T11">For example: </text:span></text:p>
            <text:p><text:span text:style-name="T11">- -strike-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5">strikes</text:span>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6" office:value-type="string">
            <text:p><text:span text:style-name="T11">- Input text inside__ </text:span><text:span text:style-name="T11">__character in content</text:span></text:p>
            <text:p><text:span text:style-name="T11">For example: </text:span></text:p>
            <text:p><text:span text:style-name="T11">__underline__</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6">underline</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text:span><text:span text:style-name="T11">character in content</text:span></text:p>
            <text:p><text:span text:style-name="T11">For example: </text:span></text:p>
            <text:p><text:span text:style-name="T11">=Heading1=</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7">Heading1 </text:span><text:span text:style-name="T18">(large </text:span><text:span text:style-name="T18">heading)</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text:span><text:span text:style-name="T11">character in content</text:span></text:p>
            <text:p><text:span text:style-name="T11">For example: </text:span></text:p>
            <text:p><text:span text:style-name="T11">===Heading3===</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9">Heading3</text:span><text:span text:style-name="T17"> </text:span><text:span text:style-name="T18">(normal heading)</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text:span><text:span text:style-name="T11">character in content</text:span></text:p>
            <text:p><text:span text:style-name="T11">For example: </text:span></text:p>
            <text:p><text:span text:style-name="T11">=====Heading5=====</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20">Heading5</text:span><text:span text:style-name="T17"> </text:span><text:span text:style-name="T18">(small heading)</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3">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6" office:value-type="string">
            <text:p><text:span text:style-name="T11">- Input text inside start with * </text:span><text:span text:style-name="T11">character in content</text:span></text:p>
            <text:p><text:span text:style-name="T11">For example: </text:span></text:p>
            <text:p><text:span text:style-name="T11">* item 1</text:span></text:p>
            <text:p><text:span text:style-name="T11">** item 2</text:span></text:p>
            <text:p><text:span text:style-name="T11">*** item 3</text:span></text:p>
            <text:p><text:span text:style-name="T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4">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6" office:value-type="string">
            <text:p><text:span text:style-name="T11">- Input text start with number </text:span><text:span text:style-name="T11"><text:s/></text:span></text:p>
            <text:p><text:span text:style-name="T11">For example: </text:span></text:p>
            <text:p><text:span text:style-name="T11">1. item 1</text:span></text:p>
            <text:p><text:span text:style-name="T11">11. item 2</text:span></text:p>
            <text:p><text:span text:style-name="T11">111. item 3</text:span></text:p>
            <text:p><text:span text:style-name="T1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table:style-name="ce168"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6" office:value-type="string">
            <text:p><text:span text:style-name="T11">- Input </text:span></text:p>
            <text:p><text:span text:style-name="T11">|=Title 1|=Title 2</text:span></text:p>
            <text:p><text:span text:style-name="T11">|Word 1|Word 2</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 the table with 2 columms and 2 row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6" office:value-type="string">
            <text:p><text:span text:style-name="T11">- Input text inside [ ]] </text:span><text:span text:style-name="T11">character </text:span></text:p>
            <text:p><text:span text:style-name="T11">For example: </text:span></text:p>
            <text:p><text:span text:style-name="T11">[[Wiki Home]]</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link effect like <text:span text:style-name="T13"><text:a xlink:href="https://wiki-int.exoplatform.org/">Wiki Home</text:a></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visibility="filter">
          <table:table-cell table:formula="of:=IF(VALUE(MID([.F43];6;FIND(&quot;:&quot;;[.F43];1)-FIND(&quot; &quot;;[.F43];1)-1))&gt;VALUE(MID([.F42];6;FIND(&quot;:&quot;;[.F42];1)-FIND(&quot; &quot;;[.F42];1)-1));&quot;&quot;;MAX([.A$7:.A42])+1)" office:value-type="float" office:value="19">
            <text:p>019</text:p>
          </table:table-cell>
          <table:table-cell table:style-name="ce152" office:value-type="string">
            <text:p>FNC_KS_WIKI_TEM_02</text:p>
          </table:table-cell>
          <table:table-cell office:value-type="float" office:value="1">
            <text:p>001</text:p>
          </table:table-cell>
          <table:table-cell table:style-name="ce162"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7" table:visibility="filter">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1" table:visibility="filter">
          <table:table-cell table:formula="of:=IF(VALUE(MID([.F46];6;FIND(&quot;:&quot;;[.F46];1)-FIND(&quot; &quot;;[.F46];1)-1))&gt;VALUE(MID([.F45];6;FIND(&quot;:&quot;;[.F45];1)-FIND(&quot; &quot;;[.F45];1)-1));&quot;&quot;;MAX([.A$7:.A45])+1)" office:value-type="float" office:value="20">
            <text:p>020</text:p>
          </table:table-cell>
          <table:table-cell table:style-name="ce152" office:value-type="string">
            <text:p>FNC_KS_WIKI_TEM_03</text:p>
          </table:table-cell>
          <table:table-cell office:value-type="float" office:value="1">
            <text:p>001</text:p>
          </table:table-cell>
          <table:table-cell table:style-name="ce162"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visibility="filter">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1" table:visibility="filter">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visibility="filter">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1" table:visibility="filter">
          <table:table-cell table:formula="of:=IF(VALUE(MID([.F52];6;FIND(&quot;:&quot;;[.F52];1)-FIND(&quot; &quot;;[.F52];1)-1))&gt;VALUE(MID([.F51];6;FIND(&quot;:&quot;;[.F51];1)-FIND(&quot; &quot;;[.F51];1)-1));&quot;&quot;;MAX([.A$7:.A51])+1)" office:value-type="float" office:value="22">
            <text:p>022</text:p>
          </table:table-cell>
          <table:table-cell table:style-name="ce152" office:value-type="string">
            <text:p>FNC_KS_WIKI_TEM_04</text:p>
          </table:table-cell>
          <table:table-cell office:value-type="float" office:value="1">
            <text:p>001</text:p>
          </table:table-cell>
          <table:table-cell table:style-name="ce162"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visibility="filter">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1" table:visibility="filter">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visibility="filter">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1" table:visibility="filter">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visibility="filter">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1" table:visibility="filter">
          <table:table-cell table:formula="of:=IF(VALUE(MID([.F61];6;FIND(&quot;:&quot;;[.F61];1)-FIND(&quot; &quot;;[.F61];1)-1))&gt;VALUE(MID([.F60];6;FIND(&quot;:&quot;;[.F60];1)-FIND(&quot; &quot;;[.F60];1)-1));&quot;&quot;;MAX([.A$7:.A60])+1)" office:value-type="float" office:value="25">
            <text:p>025</text:p>
          </table:table-cell>
          <table:table-cell table:style-name="ce152" office:value-type="string">
            <text:p>FNC_KS_WIKI_TEM_05</text:p>
          </table:table-cell>
          <table:table-cell office:value-type="float" office:value="1">
            <text:p>001</text:p>
          </table:table-cell>
          <table:table-cell table:style-name="ce162"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7" table:visibility="filter">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37" table:number-rows-repeated="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row table:style-name="ro3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
      <table:table table:name="Page_Action" table:style-name="ta1" table:print="false">
        <office:forms form:automatic-focus="false" form:apply-design-mode="false"/>
        <table:table-column table:style-name="co8" table:default-cell-style-name="ce182"/>
        <table:table-column table:style-name="co26" table:default-cell-style-name="ce192"/>
        <table:table-column table:style-name="co8" table:default-cell-style-name="ce182"/>
        <table:table-column table:style-name="co27" table:default-cell-style-name="ce204"/>
        <table:table-column table:style-name="co28" table:default-cell-style-name="ce208"/>
        <table:table-column table:style-name="co29" table:default-cell-style-name="ce214"/>
        <table:table-column table:style-name="co30" table:default-cell-style-name="ce214"/>
        <table:table-column table:style-name="co31" table:default-cell-style-name="ce214"/>
        <table:table-column table:style-name="co8" table:default-cell-style-name="ce226"/>
        <table:table-column table:style-name="co8" table:number-columns-repeated="6" table:default-cell-style-name="ce214"/>
        <table:table-column table:style-name="co8" table:number-columns-repeated="5" table:default-cell-style-name="ce233"/>
        <table:table-column table:style-name="co8" table:number-columns-repeated="1004" table:default-cell-style-name="Default"/>
        <table:table-row table:style-name="ro38">
          <table:table-cell table:style-name="ce180"/>
          <table:table-cell table:style-name="ce187" office:value-type="string">
            <text:p>TEST CASES</text:p>
          </table:table-cell>
          <table:table-cell table:style-name="ce195"/>
          <table:table-cell table:style-name="ce188" table:number-columns-repeated="2"/>
          <table:table-cell table:style-name="ce213" table:number-columns-repeated="2"/>
          <table:table-cell table:style-name="ce188"/>
          <table:table-cell table:style-name="ce196"/>
          <table:table-cell table:style-name="ce188"/>
          <table:table-cell table:style-name="ce230" office:value-type="string">
            <text:p>Passed</text:p>
          </table:table-cell>
          <table:table-cell table:style-name="ce230" table:formula="of:=COUNTIF([.L$7:.L$1012];[.$K1])" office:value-type="float" office:value="44">
            <text:p>44</text:p>
          </table:table-cell>
          <table:table-cell table:style-name="ce230" table:formula="of:=COUNTIF([.M$7:.M$1012];[.$K1])" office:value-type="float" office:value="44">
            <text:p>44</text:p>
          </table:table-cell>
          <table:table-cell table:style-name="ce230" table:formula="of:=COUNTIF([.N$7:.N$1012];[.$K1])" office:value-type="float" office:value="0">
            <text:p>0</text:p>
          </table:table-cell>
          <table:table-cell table:style-name="ce230" table:formula="of:=COUNTIF([.O$7:.O$1012];[.$K1])" office:value-type="float" office:value="0">
            <text:p>0</text:p>
          </table:table-cell>
          <table:table-cell table:style-name="ce232" table:number-columns-repeated="5"/>
          <table:table-cell table:style-name="ce238" table:number-columns-repeated="187"/>
          <table:table-cell table:style-name="ce213" table:number-columns-repeated="817"/>
        </table:table-row>
        <table:table-row table:style-name="ro38">
          <table:table-cell table:style-name="ce180"/>
          <table:table-cell table:style-name="ce188"/>
          <table:table-cell table:style-name="ce196"/>
          <table:table-cell table:style-name="ce188" table:number-columns-repeated="2"/>
          <table:table-cell table:style-name="ce213" table:number-columns-repeated="2"/>
          <table:table-cell table:style-name="ce188"/>
          <table:table-cell table:style-name="ce196"/>
          <table:table-cell table:style-name="ce228"/>
          <table:table-cell table:style-name="ce230" office:value-type="string">
            <text:p>Failed</text:p>
          </table:table-cell>
          <table:table-cell table:style-name="ce230" table:formula="of:=COUNTIF([.L$7:.L$1012];[.$K2])" office:value-type="float" office:value="1">
            <text:p>1</text:p>
          </table:table-cell>
          <table:table-cell table:style-name="ce230" table:formula="of:=COUNTIF([.M$7:.M$1012];[.$K2])" office:value-type="float" office:value="1">
            <text:p>1</text:p>
          </table:table-cell>
          <table:table-cell table:style-name="ce230" table:formula="of:=COUNTIF([.N$7:.N$1012];[.$K2])" office:value-type="float" office:value="0">
            <text:p>0</text:p>
          </table:table-cell>
          <table:table-cell table:style-name="ce230" table:formula="of:=COUNTIF([.O$7:.O$1012];[.$K2])" office:value-type="float" office:value="0">
            <text:p>0</text:p>
          </table:table-cell>
          <table:table-cell table:style-name="ce230" table:number-columns-repeated="3"/>
          <table:table-cell table:style-name="ce232" table:number-columns-repeated="2"/>
          <table:table-cell table:style-name="ce238" table:number-columns-repeated="187"/>
          <table:table-cell table:style-name="ce213" table:number-columns-repeated="817"/>
        </table:table-row>
        <table:table-row table:style-name="ro39">
          <table:table-cell table:style-name="ce180"/>
          <table:table-cell table:style-name="ce189" office:value-type="string">
            <text:p>Function List<text:span text:style-name="T9">:</text:span></text:p>
          </table:table-cell>
          <table:table-cell table:style-name="ce197" office:value-type="string" table:number-columns-spanned="3" table:number-rows-spanned="1">
            <text:p>Page Action: Add, edit, delete</text:p>
          </table:table-cell>
          <table:covered-table-cell table:style-name="ce200"/>
          <table:covered-table-cell table:style-name="ce200"/>
          <table:table-cell table:style-name="ce200" table:number-columns-repeated="2"/>
          <table:table-cell table:style-name="ce221"/>
          <table:table-cell table:style-name="ce180"/>
          <table:table-cell table:style-name="ce228"/>
          <table:table-cell table:style-name="ce230" office:value-type="string">
            <text:p>Blocked</text:p>
          </table:table-cell>
          <table:table-cell table:style-name="ce230" table:formula="of:=COUNTIF([.L$7:.L$1012];[.$K3])" office:value-type="float" office:value="0">
            <text:p>0</text:p>
          </table:table-cell>
          <table:table-cell table:style-name="ce230" table:formula="of:=COUNTIF([.M$7:.M$1012];[.$K3])" office:value-type="float" office:value="0">
            <text:p>0</text:p>
          </table:table-cell>
          <table:table-cell table:style-name="ce230" table:formula="of:=COUNTIF([.N$7:.N$1012];[.$K3])" office:value-type="float" office:value="0">
            <text:p>0</text:p>
          </table:table-cell>
          <table:table-cell table:style-name="ce230" table:formula="of:=COUNTIF([.O$7:.O$1012];[.$K3])"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40">
          <table:table-cell table:style-name="ce180"/>
          <table:table-cell table:style-name="ce189" office:value-type="string">
            <text:p>Total main cases</text:p>
          </table:table-cell>
          <table:table-cell table:style-name="ce197" table:formula="of:=MAX([.A7:.A1057])" office:value-type="float" office:value="33" table:number-columns-spanned="3" table:number-rows-spanned="1">
            <text:p>33</text:p>
          </table:table-cell>
          <table:covered-table-cell table:style-name="ce201"/>
          <table:covered-table-cell table:style-name="ce197"/>
          <table:table-cell table:style-name="ce200" table:number-columns-repeated="2"/>
          <table:table-cell table:style-name="ce221"/>
          <table:table-cell table:style-name="ce180"/>
          <table:table-cell table:style-name="ce228"/>
          <table:table-cell table:style-name="ce231" office:value-type="string">
            <text:p>Untested</text:p>
          </table:table-cell>
          <table:table-cell table:style-name="ce230" table:formula="of:=COUNTIF([.L$7:.L$1012];[.$K4])" office:value-type="float" office:value="0">
            <text:p>0</text:p>
          </table:table-cell>
          <table:table-cell table:style-name="ce230" table:formula="of:=COUNTIF([.M$7:.M$1012];[.$K4])" office:value-type="float" office:value="0">
            <text:p>0</text:p>
          </table:table-cell>
          <table:table-cell table:style-name="ce230" table:formula="of:=COUNTIF([.N$7:.N$1012];[.$K4])" office:value-type="float" office:value="0">
            <text:p>0</text:p>
          </table:table-cell>
          <table:table-cell table:style-name="ce230" table:formula="of:=COUNTIF([.O$7:.O$1012];[.$K4])"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38">
          <table:table-cell table:style-name="ce180"/>
          <table:table-cell table:style-name="ce190"/>
          <table:table-cell table:style-name="ce198"/>
          <table:table-cell table:style-name="ce202" table:number-columns-repeated="5"/>
          <table:table-cell table:style-name="ce198"/>
          <table:table-cell table:style-name="ce229"/>
          <table:table-cell table:style-name="ce216" office:value-type="string">
            <text:p>N/A</text:p>
          </table:table-cell>
          <table:table-cell table:style-name="ce230" table:formula="of:=COUNTIF([.L$7:.L$1012];[.$K5])" office:value-type="float" office:value="0">
            <text:p>0</text:p>
          </table:table-cell>
          <table:table-cell table:style-name="ce230" table:formula="of:=COUNTIF([.M$7:.M$1012];[.$K5])" office:value-type="float" office:value="0">
            <text:p>0</text:p>
          </table:table-cell>
          <table:table-cell table:style-name="ce230" table:formula="of:=COUNTIF([.N$7:.N$1012];[.$K5])" office:value-type="float" office:value="0">
            <text:p>0</text:p>
          </table:table-cell>
          <table:table-cell table:style-name="ce230" table:formula="of:=COUNTIF([.O$7:.O$1012];[.$K5])" office:value-type="float" office:value="0">
            <text:p>0</text:p>
          </table:table-cell>
          <table:table-cell table:style-name="ce230" table:number-columns-repeated="3"/>
          <table:table-cell table:style-name="ce237" table:number-columns-repeated="2"/>
          <table:table-cell table:style-name="ce202" table:number-columns-repeated="187"/>
          <table:table-cell table:style-name="ce213"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text:s/>FF3.x</text:p>
          </table:table-cell>
          <table:table-cell table:style-name="ce151" office:value-type="string">
            <text:p>Comment/Bug</text:p>
          </table:table-cell>
          <table:table-cell table:style-name="ce151" table:number-columns-repeated="6"/>
          <table:table-cell table:style-name="ce240" table:number-columns-repeated="211"/>
          <table:table-cell table:number-columns-repeated="793"/>
        </table:table-row>
        <table:table-row table:style-name="ro41">
          <table:table-cell table:style-name="ce181" office:value-type="float" office:value="1">
            <text:p>001</text:p>
          </table:table-cell>
          <table:table-cell table:style-name="ce191" office:value-type="string">
            <text:p>FNC_KS_WIKI_ACTION_01</text:p>
          </table:table-cell>
          <table:table-cell table:style-name="ce199" office:value-type="float" office:value="1">
            <text:p>001</text:p>
          </table:table-cell>
          <table:table-cell table:style-name="ce203" office:value-type="string">
            <text:p>KS\Wiki\Action\Add</text:p>
          </table:table-cell>
          <table:table-cell table:style-name="ce207"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207"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207"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207"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207"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2">-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207"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s</text:span></text:p>
          </table:table-cell>
          <table:table-cell office:value-type="string">
            <text:p>Space Permissions form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215" office:value-type="string">
            <text:p>Step 2: Add permission for space</text:p>
          </table:table-cell>
          <table:table-cell office:value-type="string">
            <text:p>- Set permission for space that some user/group does not have permission to add page on this space</text:p>
            <text:p><text:span text:style-name="T22">- Click on </text:span><text:span text:style-name="T23">Add</text:span><text:span text:style-name="T22"> icon</text:span></text:p>
          </table:table-cell>
          <table:table-cell office:value-type="string">
            <text:p>Space is added permiss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table-cell office:value-type="string">
            <text:p>hanh.ly</text:p>
          </table:table-cell>
          <table:table-cell table:number-columns-repeated="2" office:value-type="string">
            <text:p>Failed</text:p>
          </table:table-cell>
          <table:table-cell table:style-name="ce165" office:value-type="string">
            <text:p>FQA-115</text:p>
          </table:table-cell>
          <table:table-cell table:number-columns-repeated="1010"/>
        </table:table-row>
        <table:table-row table:style-name="ro41">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207"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office:value-type="string">
            <text:p>Form to create new page is shown</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Help </text:span></text:p>
            <text:p/>
          </table:table-cell>
          <table:table-cell table:style-name="ce216"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office:value-type="string">
            <text:p>Form to create new page is shown</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X </text:span><text:span text:style-name="T10">icon of XWIKI </text:span><text:span text:style-name="T10">2.0 form</text:span></text:p>
            <text:p/>
          </table:table-cell>
          <table:table-cell table:style-name="ce216"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209" office:value-type="string">
            <text:p>Open more Tip in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210" office:value-type="string">
            <text:p>Open more Tip in Help form</text:p>
          </table:table-cell>
          <table:table-cell table:style-name="ce216" office:value-type="string">
            <text:p>Step 2: Open more tip in Help form</text:p>
          </table:table-cell>
          <table:table-cell table:style-name="ce216" office:value-type="string">
            <text:p>- Click on <text:span text:style-name="T5">More</text:span> link<text:span text:style-name="T10"> of </text:span><text:span text:style-name="T10">XWIKI 2.0 form</text:span></text:p>
            <text:p/>
          </table:table-cell>
          <table:table-cell table:style-name="ce216" office:value-type="string">
            <text:p>The full help content page is view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209" office:value-type="string">
            <text:p>Create new page with Bold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210" office:value-type="string">
            <text:p>Create new page with Bold effect</text:p>
          </table:table-cell>
          <table:table-cell table:style-name="ce216" office:value-type="string">
            <text:p>Step 2: Create new page with Bold tag</text:p>
          </table:table-cell>
          <table:table-cell table:style-name="ce219" office:value-type="string">
            <text:p>- Input text inside ** ** character in content</text:p>
            <text:p>For example: </text:p>
            <text:p>**bold**</text:p>
            <text:p>- Click Save page button</text:p>
          </table:table-cell>
          <table:table-cell table:style-name="ce216" office:value-type="string">
            <text:p>The page is shown with Bold effect like Bold</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209" office:value-type="string">
            <text:p>Create new page with italic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210" office:value-type="string">
            <text:p>Create new page with italic effect</text:p>
          </table:table-cell>
          <table:table-cell table:style-name="ce216" office:value-type="string">
            <text:p>Step 2: Create new page with italic tag</text:p>
          </table:table-cell>
          <table:table-cell table:style-name="ce219" office:value-type="string">
            <text:p>- Input text inside // // character in content</text:p>
            <text:p>For example: </text:p>
            <text:p>//italic //</text:p>
            <text:p>- Click Save page button</text:p>
          </table:table-cell>
          <table:table-cell table:style-name="ce216" office:value-type="string">
            <text:p>The page is shown with Bold effect like italic</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209" office:value-type="string">
            <text:p>Create new page with strik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210" office:value-type="string">
            <text:p>Create new page with strike effect</text:p>
          </table:table-cell>
          <table:table-cell table:style-name="ce216" office:value-type="string">
            <text:p>Step 2: Create new page with strike tag</text:p>
          </table:table-cell>
          <table:table-cell table:style-name="ce219" office:value-type="string">
            <text:p>- Input text inside - - - - character in content</text:p>
            <text:p>For example: </text:p>
            <text:p>- -strike- -</text:p>
            <text:p>- Click Save page button</text:p>
          </table:table-cell>
          <table:table-cell table:style-name="ce216" office:value-type="string">
            <text:p>The page is shown with Bold effect like strikes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209" office:value-type="string">
            <text:p>Create new page with underlin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210" office:value-type="string">
            <text:p>Create new page with underline effect</text:p>
          </table:table-cell>
          <table:table-cell table:style-name="ce216" office:value-type="string">
            <text:p>Step 2: Create new page with underline tag</text:p>
          </table:table-cell>
          <table:table-cell table:style-name="ce219" office:value-type="string">
            <text:p>- Input text inside__ __character in content</text:p>
            <text:p>For example: </text:p>
            <text:p>__underline__</text:p>
            <text:p>- Click Save page button</text:p>
          </table:table-cell>
          <table:table-cell table:style-name="ce216" office:value-type="string">
            <text:p>The page is shown with Bold effect like underlin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1=</text:p>
            <text:p>- Click Save page button</text:p>
          </table:table-cell>
          <table:table-cell table:style-name="ce216" office:value-type="string">
            <text:p>The page is shown with Bold effect like Heading1 (large head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3===</text:p>
            <text:p>- Click Save page button</text:p>
          </table:table-cell>
          <table:table-cell table:style-name="ce216" office:value-type="string">
            <text:p>The page is shown with Bold effect like Heading3 (normal head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5=====</text:p>
            <text:p>- Click Save page button</text:p>
          </table:table-cell>
          <table:table-cell table:style-name="ce216" office:value-type="string">
            <text:p>The page is shown with Bold effect like Heading5 (small head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209" office:value-type="string">
            <text:p>Create new page with Bulleted list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3">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210" office:value-type="string">
            <text:p>Create new page with Bulleted list effect</text:p>
          </table:table-cell>
          <table:table-cell table:style-name="ce216" office:value-type="string">
            <text:p>Step 2: Create new page with Bold tag</text:p>
          </table:table-cell>
          <table:table-cell table:style-name="ce219" office:value-type="string">
            <text:p>- Input text inside start with * character in content</text:p>
            <text:p>For example: </text:p>
            <text:p>* item 1</text:p>
            <text:p>** item 2</text:p>
            <text:p>*** item 3</text:p>
            <text:p>* item 4</text:p>
            <text:p>- Click Save page button</text:p>
          </table:table-cell>
          <table:table-cell table:style-name="ce216"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209" office:value-type="string">
            <text:p>Create new page with Numbered list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4">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210" office:value-type="string">
            <text:p>Create new page with Numbered list effect</text:p>
          </table:table-cell>
          <table:table-cell table:style-name="ce216" office:value-type="string">
            <text:p>Step 2: Create new page with Numbered list tag</text:p>
          </table:table-cell>
          <table:table-cell table:style-name="ce219" office:value-type="string">
            <text:p>- Input text start with number <text:s/></text:p>
            <text:p>For example: </text:p>
            <text:p>1. item 1</text:p>
            <text:p>11. item 2</text:p>
            <text:p>111. item 3</text:p>
            <text:p>1. item 4</text:p>
            <text:p>- Click Save page button</text:p>
          </table:table-cell>
          <table:table-cell table:style-name="ce222"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209" office:value-type="string">
            <text:p>Create new page with <text:s/>Tabl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210" office:value-type="string">
            <text:p>Create new page with <text:s/>Table effect</text:p>
          </table:table-cell>
          <table:table-cell table:style-name="ce216" office:value-type="string">
            <text:p>Step 2: Create new page with Table tag</text:p>
          </table:table-cell>
          <table:table-cell table:style-name="ce219" office:value-type="string">
            <text:p>- Input </text:p>
            <text:p>|=Title 1|=Title 2</text:p>
            <text:p>|Word 1|Word 2</text:p>
            <text:p>- Click Save page button</text:p>
          </table:table-cell>
          <table:table-cell table:style-name="ce216" office:value-type="string">
            <text:p>The result is the table with 2 columms and 2 row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209" office:value-type="string">
            <text:p>Create new page with Link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210" office:value-type="string">
            <text:p>Create new page with Link effect</text:p>
          </table:table-cell>
          <table:table-cell table:style-name="ce216" office:value-type="string">
            <text:p>Step 2: Create new page with Link tag</text:p>
          </table:table-cell>
          <table:table-cell table:style-name="ce219" office:value-type="string">
            <text:p>- Input text inside [ ]] character </text:p>
            <text:p>For example: </text:p>
            <text:p>[[Wiki Home]]</text:p>
            <text:p>- Click Save page button</text:p>
          </table:table-cell>
          <table:table-cell table:style-name="ce216" office:value-type="string">
            <text:p>The page is shown with link effect like Wiki Home</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54];6;FIND(&quot;:&quot;;[.F54];1)-FIND(&quot; &quot;;[.F54];1)-1))&gt;VALUE(MID([.F53];6;FIND(&quot;:&quot;;[.F53];1)-FIND(&quot; &quot;;[.F53];1)-1));&quot;&quot;;MAX([.A$7:.A53])+1)" office:value-type="float" office:value="23">
            <text:p>023</text:p>
          </table:table-cell>
          <table:table-cell table:style-name="ce191" office:value-type="string">
            <text:p>FNC_KS_WIKI_ACTION_02</text:p>
          </table:table-cell>
          <table:table-cell office:value-type="float" office:value="1">
            <text:p>001</text:p>
          </table:table-cell>
          <table:table-cell table:style-name="ce203" office:value-type="string">
            <text:p>KS\Wiki\Action\Edit</text:p>
          </table:table-cell>
          <table:table-cell table:style-name="ce207"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207"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42">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hanh.ly</text:p>
          </table:table-cell>
          <table:table-cell table:number-columns-repeated="1013"/>
        </table:table-row>
        <table:table-row table:style-name="ro42">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207"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table-cell office:value-type="string">
            <text:p>hanh.ly</text:p>
          </table:table-cell>
          <table:table-cell table:number-columns-repeated="1013"/>
        </table:table-row>
        <table:table-row table:style-name="ro42">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207"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207"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64];6;FIND(&quot;:&quot;;[.F64];1)-FIND(&quot; &quot;;[.F64];1)-1))&gt;VALUE(MID([.F63];6;FIND(&quot;:&quot;;[.F63];1)-FIND(&quot; &quot;;[.F63];1)-1));&quot;&quot;;MAX([.A$7:.A63])+1)" office:value-type="float" office:value="28">
            <text:p>028</text:p>
          </table:table-cell>
          <table:table-cell table:style-name="ce191" office:value-type="string">
            <text:p>FNC_KS_WIKI_ACTION_03</text:p>
          </table:table-cell>
          <table:table-cell office:value-type="float" office:value="1">
            <text:p>001</text:p>
          </table:table-cell>
          <table:table-cell table:style-name="ce203" office:value-type="string">
            <text:p>KS\Wiki\Action\Delete</text:p>
          </table:table-cell>
          <table:table-cell table:style-name="ce207"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207"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42">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68];6;FIND(&quot;:&quot;;[.F68];1)-FIND(&quot; &quot;;[.F68];1)-1))&gt;VALUE(MID([.F67];6;FIND(&quot;:&quot;;[.F67];1)-FIND(&quot; &quot;;[.F67];1)-1));&quot;&quot;;MAX([.A$7:.A67])+1)" office:value-type="float" office:value="30">
            <text:p>030</text:p>
          </table:table-cell>
          <table:table-cell table:style-name="ce191" office:value-type="string">
            <text:p>FNC_KS_WIKI_ACTION_04</text:p>
          </table:table-cell>
          <table:table-cell office:value-type="float" office:value="1">
            <text:p>001</text:p>
          </table:table-cell>
          <table:table-cell table:style-name="ce203" office:value-type="string">
            <text:p>KS\Wiki\Action\Move</text:p>
          </table:table-cell>
          <table:table-cell table:style-name="ce207"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text:span><text:span text:style-name="T5">Page</text:span></text:p>
          </table:table-cell>
          <table:table-cell office:value-type="string">
            <text:p>Form to move page appears</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table-cell office:value-type="string">
            <text:p>hanh.ly</text:p>
          </table:table-cell>
          <table:table-cell table:number-columns-repeated="1013"/>
        </table:table-row>
        <table:table-row table:style-name="ro41">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207"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hanh.ly</text:p>
          </table:table-cell>
          <table:table-cell table:number-columns-repeated="1013"/>
        </table:table-row>
        <table:table-row table:style-name="ro42">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207"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1013"/>
        </table:table-row>
        <table:table-row table:style-name="ro37">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hanh.ly</text:p>
          </table:table-cell>
          <table:table-cell table:number-columns-repeated="1013"/>
        </table:table-row>
        <table:table-row table:style-name="ro45">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2">- Click on </text:span><text:span text:style-name="T23">More</text:span><text:span text:style-name="T22"> → </text:span><text:span text:style-name="T23">Move </text:span><text:span text:style-name="T23">Page</text:span></text:p>
          </table:table-cell>
          <table:table-cell office:value-type="string">
            <text:p>Form to move page appears. User can not see the page at step 1</text:p>
          </table:table-cell>
          <table:table-cell office:value-type="string">
            <text:p>High</text:p>
          </table:table-cell>
          <table:table-cell/>
          <table:table-cell office:value-type="string">
            <text:p>hanh.ly</text:p>
          </table:table-cell>
          <table:table-cell table:number-columns-repeated="1013"/>
        </table:table-row>
        <table:table-row table:style-name="ro43">
          <table:table-cell table:style-name="ce183" table:formula="of:=IF(VALUE(MID([.F78];6;FIND(&quot;:&quot;;[.F78];1)-FIND(&quot; &quot;;[.F78];1)-1))&gt;VALUE(MID([.F77];6;FIND(&quot;:&quot;;[.F77];1)-FIND(&quot; &quot;;[.F77];1)-1));&quot;&quot;;MAX([.A$7:.A77])+1)" office:value-type="float" office:value="33">
            <text:p>033</text:p>
          </table:table-cell>
          <table:table-cell table:style-name="ce193" office:value-type="string">
            <text:p>FNC_KS_WIKI_ACTION_05</text:p>
          </table:table-cell>
          <table:table-cell table:style-name="ce183" office:value-type="float" office:value="1">
            <text:p>001</text:p>
          </table:table-cell>
          <table:table-cell table:style-name="ce205" office:value-type="string">
            <text:p>KS\Wiki\Action\Intergration</text:p>
          </table:table-cell>
          <table:table-cell table:style-name="ce211" office:value-type="string">
            <text:p>Check links between page from different spaces</text:p>
          </table:table-cell>
          <table:table-cell table:style-name="ce217" office:value-type="string">
            <text:p>Step 1: Create the 1<text:span text:style-name="T21">st</text:span> space</text:p>
          </table:table-cell>
          <table:table-cell table:style-name="ce217" office:value-type="string">
            <text:p>- Login as any user (ex: john)</text:p>
            <text:p>- Goto social intranet, Click on <text:span text:style-name="T5">My Spaces</text:span></text:p>
            <text:p><text:span text:style-name="T10">- Click on button</text:span><text:span text:style-name="T5"> Add New </text:span><text:span text:style-name="T5">Space</text:span></text:p>
            <text:p><text:span text:style-name="T24">- Input valid value for all field </text:span><text:span text:style-name="T24">with name is Space1</text:span></text:p>
            <text:p><text:span text:style-name="T24">- Click button </text:span><text:span text:style-name="T25">Create</text:span></text:p>
          </table:table-cell>
          <table:table-cell table:style-name="ce223" office:value-type="string">
            <text:p>Space1 is created and shown in space list</text:p>
          </table:table-cell>
          <table:table-cell table:style-name="ce227" office:value-type="string">
            <text:p>High</text:p>
          </table:table-cell>
          <table:table-cell table:style-name="ce217"/>
          <table:table-cell table:style-name="ce217" office:value-type="string">
            <text:p>hanh.ly</text:p>
          </table:table-cell>
          <table:table-cell table:style-name="ce217" table:number-columns-repeated="4"/>
          <table:table-cell table:style-name="ce234" table:number-columns-repeated="5"/>
          <table:table-cell table:style-name="ce241" table:number-columns-repeated="1004"/>
        </table:table-row>
        <table:table-row table:style-name="ro45">
          <table:table-cell table:style-name="ce184" table:formula="of:=IF(VALUE(MID([.F79];6;FIND(&quot;:&quot;;[.F79];1)-FIND(&quot; &quot;;[.F79];1)-1))&gt;VALUE(MID([.F78];6;FIND(&quot;:&quot;;[.F78];1)-FIND(&quot; &quot;;[.F78];1)-1));&quot;&quot;;MAX([.A$7:.A78])+1)">
            <text:p/>
          </table:table-cell>
          <table:table-cell table:style-name="ce194" office:value-type="string">
            <text:p>FNC_KS_WIKI_ACTION_05</text:p>
          </table:table-cell>
          <table:table-cell table:style-name="ce184" table:formula="of:=IF(VALUE(MID([.F79];6;FIND(&quot;:&quot;;[.F79];1)-FIND(&quot; &quot;;[.F79];1)-1))&gt;VALUE(MID([.F78];6;FIND(&quot;:&quot;;[.F78];1)-FIND(&quot; &quot;;[.F78];1)-1));[.C78];[.C78]+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2: Add page for the 1<text:span text:style-name="T21">st</text:span> space</text:p>
          </table:table-cell>
          <table:table-cell table:style-name="ce220" office:value-type="string">
            <text:p>- Click <text:span text:style-name="T5">Space1 → Wiki</text:span></text:p>
            <text:p><text:span text:style-name="T10">- Click </text:span><text:span text:style-name="T26">Add Page → Blank </text:span><text:span text:style-name="T26">Page </text:span></text:p>
            <text:p><text:span text:style-name="T27">- Input valid value for all field </text:span><text:span text:style-name="T27">with page's title is Page1</text:span></text:p>
            <text:p><text:span text:style-name="T27">- Click button </text:span><text:span text:style-name="T26">Save</text:span></text:p>
          </table:table-cell>
          <table:table-cell table:style-name="ce220" office:value-type="string">
            <text:p>Page1 is created and shown in Wiki</text:p>
          </table:table-cell>
          <table:table-cell table:style-name="ce227" office:value-type="string">
            <text:p>High</text:p>
          </table:table-cell>
          <table:table-cell table:style-name="ce218"/>
          <table:table-cell table:style-name="ce218" office:value-type="string">
            <text:p>hanh.ly</text:p>
          </table:table-cell>
          <table:table-cell table:style-name="ce218" table:number-columns-repeated="4"/>
          <table:table-cell table:style-name="ce235" table:number-columns-repeated="5"/>
          <table:table-cell table:style-name="ce242" table:number-columns-repeated="1004"/>
        </table:table-row>
        <table:table-row table:style-name="ro45">
          <table:table-cell table:style-name="ce184" table:formula="of:=IF(VALUE(MID([.F80];6;FIND(&quot;:&quot;;[.F80];1)-FIND(&quot; &quot;;[.F80];1)-1))&gt;VALUE(MID([.F79];6;FIND(&quot;:&quot;;[.F79];1)-FIND(&quot; &quot;;[.F79];1)-1));&quot;&quot;;MAX([.A$7:.A79])+1)">
            <text:p/>
          </table:table-cell>
          <table:table-cell table:style-name="ce194" office:value-type="string">
            <text:p>FNC_KS_WIKI_ACTION_05</text:p>
          </table:table-cell>
          <table:table-cell table:style-name="ce184" table:formula="of:=IF(VALUE(MID([.F80];6;FIND(&quot;:&quot;;[.F80];1)-FIND(&quot; &quot;;[.F80];1)-1))&gt;VALUE(MID([.F79];6;FIND(&quot;:&quot;;[.F79];1)-FIND(&quot; &quot;;[.F79];1)-1));[.C79];[.C79]+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3: Create the 2<text:span text:style-name="T21">nd</text:span> space</text:p>
          </table:table-cell>
          <table:table-cell table:style-name="ce218" office:value-type="string">
            <text:p><text:span text:style-name="T22">- Click on </text:span><text:span text:style-name="T23">My Spaces</text:span></text:p>
            <text:p><text:span text:style-name="T28">- Click on button</text:span><text:span text:style-name="T23"> Add New </text:span><text:span text:style-name="T23">Space</text:span></text:p>
            <text:p><text:span text:style-name="T24">- Input valid value for all field </text:span><text:span text:style-name="T24">with name is Space2</text:span></text:p>
            <text:p><text:span text:style-name="T24">- Click button </text:span><text:span text:style-name="T25">Create</text:span></text:p>
          </table:table-cell>
          <table:table-cell table:style-name="ce224" office:value-type="string">
            <text:p>Space2 is created and shown in space list</text:p>
          </table:table-cell>
          <table:table-cell table:style-name="ce227" office:value-type="string">
            <text:p>High</text:p>
          </table:table-cell>
          <table:table-cell table:style-name="ce218"/>
          <table:table-cell table:style-name="ce218" office:value-type="string">
            <text:p>hanh.ly</text:p>
          </table:table-cell>
          <table:table-cell table:style-name="ce218" table:number-columns-repeated="4"/>
          <table:table-cell table:style-name="ce235" table:number-columns-repeated="5"/>
          <table:table-cell table:style-name="ce242" table:number-columns-repeated="1004"/>
        </table:table-row>
        <table:table-row table:style-name="ro45">
          <table:table-cell table:style-name="ce184" table:formula="of:=IF(VALUE(MID([.F81];6;FIND(&quot;:&quot;;[.F81];1)-FIND(&quot; &quot;;[.F81];1)-1))&gt;VALUE(MID([.F80];6;FIND(&quot;:&quot;;[.F80];1)-FIND(&quot; &quot;;[.F80];1)-1));&quot;&quot;;MAX([.A$7:.A80])+1)">
            <text:p/>
          </table:table-cell>
          <table:table-cell table:style-name="ce194" office:value-type="string">
            <text:p>FNC_KS_WIKI_ACTION_05</text:p>
          </table:table-cell>
          <table:table-cell table:style-name="ce184" table:formula="of:=IF(VALUE(MID([.F81];6;FIND(&quot;:&quot;;[.F81];1)-FIND(&quot; &quot;;[.F81];1)-1))&gt;VALUE(MID([.F80];6;FIND(&quot;:&quot;;[.F80];1)-FIND(&quot; &quot;;[.F80];1)-1));[.C80];[.C80]+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4: Add page for the 2<text:span text:style-name="T21">nd</text:span> space</text:p>
          </table:table-cell>
          <table:table-cell table:style-name="ce218" office:value-type="string">
            <text:p><text:span text:style-name="T29">- Click </text:span><text:span text:style-name="T30">Space2 → Wiki</text:span></text:p>
            <text:p><text:span text:style-name="T31">- Click </text:span><text:span text:style-name="T32">Add Page → Blank </text:span><text:span text:style-name="T32">Page </text:span></text:p>
            <text:p><text:span text:style-name="T33">- Input valid value for all field </text:span><text:span text:style-name="T33">with page's title is Page2</text:span></text:p>
            <text:p><text:span text:style-name="T33">- Click button </text:span><text:span text:style-name="T32">Save</text:span></text:p>
          </table:table-cell>
          <table:table-cell table:style-name="ce225" office:value-type="string">
            <text:p>Page2 is created and shown in Wiki</text:p>
          </table:table-cell>
          <table:table-cell table:style-name="ce227" office:value-type="string">
            <text:p>High</text:p>
          </table:table-cell>
          <table:table-cell table:style-name="ce218"/>
          <table:table-cell table:style-name="ce218" office:value-type="string">
            <text:p>hanh.ly</text:p>
          </table:table-cell>
          <table:table-cell table:style-name="ce218" table:number-columns-repeated="4"/>
          <table:table-cell table:style-name="ce235" table:number-columns-repeated="5"/>
          <table:table-cell table:style-name="ce242" table:number-columns-repeated="1004"/>
        </table:table-row>
        <table:table-row table:style-name="ro45">
          <table:table-cell table:style-name="ce184" table:formula="of:=IF(VALUE(MID([.F82];6;FIND(&quot;:&quot;;[.F82];1)-FIND(&quot; &quot;;[.F82];1)-1))&gt;VALUE(MID([.F81];6;FIND(&quot;:&quot;;[.F81];1)-FIND(&quot; &quot;;[.F81];1)-1));&quot;&quot;;MAX([.A$7:.A81])+1)">
            <text:p/>
          </table:table-cell>
          <table:table-cell table:style-name="ce194" office:value-type="string">
            <text:p>FNC_KS_WIKI_ACTION_05</text:p>
          </table:table-cell>
          <table:table-cell table:style-name="ce184" table:formula="of:=IF(VALUE(MID([.F82];6;FIND(&quot;:&quot;;[.F82];1)-FIND(&quot; &quot;;[.F82];1)-1))&gt;VALUE(MID([.F81];6;FIND(&quot;:&quot;;[.F81];1)-FIND(&quot; &quot;;[.F81];1)-1));[.C81];[.C81]+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5: Link page form the 1<text:span text:style-name="T21">st</text:span> space to the 2<text:span text:style-name="T21">nd</text:span> space</text:p>
          </table:table-cell>
          <table:table-cell table:style-name="ce218" office:value-type="string">
            <text:p>- Open Page2, click on <text:span text:style-name="T5">Edit</text:span></text:p>
            <text:p>- Add content: </text:p>
            <text:p>[[Page1&gt;&gt;/spaces/space1.Page1]]</text:p>
            <text:p>- Click button <text:span text:style-name="T5">Save</text:span></text:p>
            <text:p><text:span text:style-name="T10">- Click on Page1 link</text:span></text:p>
          </table:table-cell>
          <table:table-cell table:style-name="ce218" office:value-type="string">
            <text:p>Goto Page1 of Space1</text:p>
          </table:table-cell>
          <table:table-cell table:style-name="ce227" office:value-type="string">
            <text:p>High</text:p>
          </table:table-cell>
          <table:table-cell table:style-name="ce218"/>
          <table:table-cell table:style-name="ce218" office:value-type="string">
            <text:p>hanh.ly</text:p>
          </table:table-cell>
          <table:table-cell table:style-name="ce218" table:number-columns-repeated="4"/>
          <table:table-cell table:style-name="ce235" table:number-columns-repeated="5"/>
          <table:table-cell table:style-name="ce242" table:number-columns-repeated="1004"/>
        </table:table-row>
        <table:table-row table:style-name="ro45" table:number-rows-repeated="8">
          <table:table-cell table:style-name="ce185" table:number-columns-repeated="8"/>
          <table:table-cell table:style-name="ce180"/>
          <table:table-cell table:style-name="ce185" table:number-columns-repeated="1015"/>
        </table:table-row>
        <table:table-row table:style-name="ro45" table:number-rows-repeated="10">
          <table:table-cell table:style-name="ce186" table:number-columns-repeated="1024"/>
        </table:table-row>
        <table:table-row table:style-name="ro45">
          <table:table-cell table:style-name="ce186" table:number-columns-repeated="1024"/>
        </table:table-row>
      </table:table>
      <table:table table:name="Manage_Attachment" table:style-name="ta1" table:print="false">
        <office:forms form:automatic-focus="false" form:apply-design-mode="false"/>
        <table:table-column table:style-name="co8" table:default-cell-style-name="ce159"/>
        <table:table-column table:style-name="co8" table:default-cell-style-name="ce153"/>
        <table:table-column table:style-name="co8" table:default-cell-style-name="ce246"/>
        <table:table-column table:style-name="co26" table:default-cell-style-name="ce163"/>
        <table:table-column table:style-name="co29" table:default-cell-style-name="ce247"/>
        <table:table-column table:style-name="co29" table:default-cell-style-name="ce248"/>
        <table:table-column table:style-name="co32" table:default-cell-style-name="ce248"/>
        <table:table-column table:style-name="co33" table:default-cell-style-name="ce248"/>
        <table:table-column table:style-name="co34"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12">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76];[.$K1])" office:value-type="float" office:value="0">
            <text:p>0</text:p>
          </table:table-cell>
          <table:table-cell table:style-name="ce172" table:formula="of:=COUNTIF([.M$7:.M$976];[.$K1])" office:value-type="float" office:value="0">
            <text:p>0</text:p>
          </table:table-cell>
          <table:table-cell table:style-name="ce172" table:formula="of:=COUNTIF([.N$7:.N$976];[.$K1])" office:value-type="float" office:value="0">
            <text:p>0</text:p>
          </table:table-cell>
          <table:table-cell table:style-name="ce172" table:formula="of:=COUNTIF([.O$7:.O$976];[.$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76];[.$K2])" office:value-type="float" office:value="0">
            <text:p>0</text:p>
          </table:table-cell>
          <table:table-cell table:style-name="ce172" table:formula="of:=COUNTIF([.M$7:.M$976];[.$K2])" office:value-type="float" office:value="0">
            <text:p>0</text:p>
          </table:table-cell>
          <table:table-cell table:style-name="ce172" table:formula="of:=COUNTIF([.N$7:.N$976];[.$K2])" office:value-type="float" office:value="0">
            <text:p>0</text:p>
          </table:table-cell>
          <table:table-cell table:style-name="ce172" table:formula="of:=COUNTIF([.O$7:.O$976];[.$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ttachment: Add, delete</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76];[.$K3])" office:value-type="float" office:value="0">
            <text:p>0</text:p>
          </table:table-cell>
          <table:table-cell table:style-name="ce172" table:formula="of:=COUNTIF([.M$7:.M$976];[.$K3])" office:value-type="float" office:value="0">
            <text:p>0</text:p>
          </table:table-cell>
          <table:table-cell table:style-name="ce172" table:formula="of:=COUNTIF([.N$7:.N$976];[.$K3])" office:value-type="float" office:value="0">
            <text:p>0</text:p>
          </table:table-cell>
          <table:table-cell table:style-name="ce172" table:formula="of:=COUNTIF([.O$7:.O$976];[.$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21])" office:value-type="float" office:value="6" table:number-columns-spanned="3" table:number-rows-spanned="1">
            <text:p>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76];[.$K4])" office:value-type="float" office:value="0">
            <text:p>0</text:p>
          </table:table-cell>
          <table:table-cell table:style-name="ce172" table:formula="of:=COUNTIF([.M$7:.M$976];[.$K4])" office:value-type="float" office:value="0">
            <text:p>0</text:p>
          </table:table-cell>
          <table:table-cell table:style-name="ce172" table:formula="of:=COUNTIF([.N$7:.N$976];[.$K4])" office:value-type="float" office:value="0">
            <text:p>0</text:p>
          </table:table-cell>
          <table:table-cell table:style-name="ce172" table:formula="of:=COUNTIF([.O$7:.O$976];[.$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76];[.$K5])" office:value-type="float" office:value="0">
            <text:p>0</text:p>
          </table:table-cell>
          <table:table-cell table:style-name="ce172" table:formula="of:=COUNTIF([.M$7:.M$976];[.$K5])" office:value-type="float" office:value="0">
            <text:p>0</text:p>
          </table:table-cell>
          <table:table-cell table:style-name="ce172" table:formula="of:=COUNTIF([.N$7:.N$976];[.$K5])" office:value-type="float" office:value="0">
            <text:p>0</text:p>
          </table:table-cell>
          <table:table-cell table:style-name="ce172" table:formula="of:=COUNTIF([.O$7:.O$976];[.$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12">
          <table:table-cell table:style-name="ce144" office:value-type="float" office:value="1">
            <text:p>001</text:p>
          </table:table-cell>
          <table:table-cell table:style-name="ce152" office:value-type="string">
            <text:p>FNC_KS_WIKI_ATT_01</text:p>
          </table:table-cell>
          <table:table-cell table:style-name="ce158" office:value-type="float" office:value="1">
            <text:p>001</text:p>
          </table:table-cell>
          <table:table-cell table:style-name="ce162"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text:span><text:span text:style-name="T5">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10">-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4">Add Page</text:span> → <text:s/><text:span text:style-name="T34">Blank </text:span><text:span text:style-name="T34">Page</text:span> (or <text:span text:style-name="T34">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10">-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text:span><text:span text:style-name="T5">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10">-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text:span><text:span text:style-name="T5">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10">-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text:span><text:span text:style-name="T5">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10">-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office:value-type="float" office:value="6">
            <text:p>006</text:p>
          </table:table-cell>
          <table:table-cell table:style-name="ce152" office:value-type="string">
            <text:p>FNC_KS_WIKI_ATT_02</text:p>
          </table:table-cell>
          <table:table-cell office:value-type="float" office:value="1">
            <text:p>001</text:p>
          </table:table-cell>
          <table:table-cell table:style-name="ce162"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4"> → <text:s/></text:span><text:span text:style-name="T5">Blank </text:span><text:span text:style-name="T5">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10">-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2" table:number-rows-repeated="9">
          <table:table-cell table:style-name="ce244" table:number-columns-repeated="8"/>
          <table:table-cell table:style-name="ce141"/>
          <table:table-cell table:style-name="ce244" table:number-columns-repeated="1015"/>
        </table:table-row>
        <table:table-row table:style-name="ro12">
          <table:table-cell table:style-name="ce244" table:number-columns-repeated="8"/>
          <table:table-cell table:style-name="ce141"/>
          <table:table-cell table:style-name="ce244" table:number-columns-repeated="1015"/>
        </table:table-row>
      </table:table>
      <table:table table:name="Page_Permission" table:style-name="ta1" table:print="false">
        <office:forms form:automatic-focus="false" form:apply-design-mode="false"/>
        <table:table-column table:style-name="co8" table:default-cell-style-name="ce159"/>
        <table:table-column table:style-name="co21" table:default-cell-style-name="ce153"/>
        <table:table-column table:style-name="co8" table:default-cell-style-name="ce159"/>
        <table:table-column table:style-name="co35" table:default-cell-style-name="ce163"/>
        <table:table-column table:style-name="co36" table:default-cell-style-name="ce247"/>
        <table:table-column table:style-name="co33" table:default-cell-style-name="ce248"/>
        <table:table-column table:style-name="co37" table:default-cell-style-name="ce248"/>
        <table:table-column table:style-name="co38" table:default-cell-style-name="ce165"/>
        <table:table-column table:style-name="co39"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25];[.$K1])" office:value-type="float" office:value="0">
            <text:p>0</text:p>
          </table:table-cell>
          <table:table-cell table:style-name="ce172" table:formula="of:=COUNTIF([.M$7:.M$1025];[.$K1])" office:value-type="float" office:value="0">
            <text:p>0</text:p>
          </table:table-cell>
          <table:table-cell table:style-name="ce172" table:formula="of:=COUNTIF([.N$7:.N$1025];[.$K1])" office:value-type="float" office:value="0">
            <text:p>0</text:p>
          </table:table-cell>
          <table:table-cell table:style-name="ce172" table:formula="of:=COUNTIF([.O$7:.O$1025];[.$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25];[.$K2])" office:value-type="float" office:value="0">
            <text:p>0</text:p>
          </table:table-cell>
          <table:table-cell table:style-name="ce172" table:formula="of:=COUNTIF([.M$7:.M$1025];[.$K2])" office:value-type="float" office:value="0">
            <text:p>0</text:p>
          </table:table-cell>
          <table:table-cell table:style-name="ce172" table:formula="of:=COUNTIF([.N$7:.N$1025];[.$K2])" office:value-type="float" office:value="0">
            <text:p>0</text:p>
          </table:table-cell>
          <table:table-cell table:style-name="ce172" table:formula="of:=COUNTIF([.O$7:.O$1025];[.$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page</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25];[.$K3])" office:value-type="float" office:value="0">
            <text:p>0</text:p>
          </table:table-cell>
          <table:table-cell table:style-name="ce172" table:formula="of:=COUNTIF([.M$7:.M$1025];[.$K3])" office:value-type="float" office:value="0">
            <text:p>0</text:p>
          </table:table-cell>
          <table:table-cell table:style-name="ce172" table:formula="of:=COUNTIF([.N$7:.N$1025];[.$K3])" office:value-type="float" office:value="0">
            <text:p>0</text:p>
          </table:table-cell>
          <table:table-cell table:style-name="ce172" table:formula="of:=COUNTIF([.O$7:.O$1025];[.$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70])" office:value-type="float" office:value="16" table:number-columns-spanned="3" table:number-rows-spanned="1">
            <text:p>1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25];[.$K4])" office:value-type="float" office:value="0">
            <text:p>0</text:p>
          </table:table-cell>
          <table:table-cell table:style-name="ce172" table:formula="of:=COUNTIF([.M$7:.M$1025];[.$K4])" office:value-type="float" office:value="0">
            <text:p>0</text:p>
          </table:table-cell>
          <table:table-cell table:style-name="ce172" table:formula="of:=COUNTIF([.N$7:.N$1025];[.$K4])" office:value-type="float" office:value="0">
            <text:p>0</text:p>
          </table:table-cell>
          <table:table-cell table:style-name="ce172" table:formula="of:=COUNTIF([.O$7:.O$1025];[.$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25];[.$K5])" office:value-type="float" office:value="0">
            <text:p>0</text:p>
          </table:table-cell>
          <table:table-cell table:style-name="ce172" table:formula="of:=COUNTIF([.M$7:.M$1025];[.$K5])" office:value-type="float" office:value="0">
            <text:p>0</text:p>
          </table:table-cell>
          <table:table-cell table:style-name="ce172" table:formula="of:=COUNTIF([.N$7:.N$1025];[.$K5])" office:value-type="float" office:value="0">
            <text:p>0</text:p>
          </table:table-cell>
          <table:table-cell table:style-name="ce172" table:formula="of:=COUNTIF([.O$7:.O$1025];[.$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144" office:value-type="float" office:value="1">
            <text:p>001</text:p>
          </table:table-cell>
          <table:table-cell table:style-name="ce152" office:value-type="string">
            <text:p>FNC_KS_WIKI_PAGEPER_01</text:p>
          </table:table-cell>
          <table:table-cell table:style-name="ce158" office:value-type="float" office:value="1">
            <text:p>001</text:p>
          </table:table-cell>
          <table:table-cell table:style-name="ce162" office:value-type="string">
            <text:p>KS\Wiki\Page_Permission\Add</text:p>
          </table:table-cell>
          <table:table-cell table:style-name="ce70" office:value-type="string">
            <text:p>Add permission for user by putting user's nam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9" office:value-type="string">
            <text:p>Add permission for user 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9" office:value-type="string">
            <text:p>Add permission for user by searching user by user nam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User Name</text:span></text:p>
            <text:p><text:span text:style-name="T8">- Put keyword in </text:span><text:span text:style-name="T36">Search</text:span><text:span text:style-name="T8"> </text:span><text:span text:style-name="T8">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9" office:value-type="string">
            <text:p>Add permission for user by searching user by first nam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First Name</text:span></text:p>
            <text:p><text:span text:style-name="T8">- Put keyword in </text:span><text:span text:style-name="T36">Search</text:span><text:span text:style-name="T8"> </text:span><text:span text:style-name="T8">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9" office:value-type="string">
            <text:p>Add permission for user by searching user by last nam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Last Name</text:span></text:p>
            <text:p><text:span text:style-name="T8">- Put keyword in </text:span><text:span text:style-name="T36">Search</text:span><text:span text:style-name="T8"> </text:span><text:span text:style-name="T8">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9" office:value-type="string">
            <text:p>Add permission for user by searching user by email</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Email Name</text:span></text:p>
            <text:p><text:span text:style-name="T8">- Put email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37">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70" office:value-type="string">
            <text:p>Add permission for multi-user at the same tim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s has permission to view/edit this page</text:p>
          </table:table-cell>
          <table:table-cell office:value-type="string">
            <text:p>High</text:p>
          </table:table-cell>
          <table:table-cell table:number-columns-repeated="1015"/>
        </table:table-row>
        <table:table-row table:style-name="ro37">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70" office:value-type="string">
            <text:p>Add permission for group by putting group's nam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9" office:value-type="string">
            <text:p>Add permission for group 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70" office:value-type="string">
            <text:p>Add permission for <text:s/>group's membership</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55];6;FIND(&quot;:&quot;;[.F55];1)-FIND(&quot; &quot;;[.F55];1)-1))&gt;VALUE(MID([.F54];6;FIND(&quot;:&quot;;[.F54];1)-FIND(&quot; &quot;;[.F54];1)-1));&quot;&quot;;MAX([.A$7:.A54])+1)" office:value-type="float" office:value="12">
            <text:p>012</text:p>
          </table:table-cell>
          <table:table-cell table:style-name="ce152" office:value-type="string">
            <text:p>FNC_KS_WIKI_PAGEPER_02</text:p>
          </table:table-cell>
          <table:table-cell office:value-type="float" office:value="1">
            <text:p>001</text:p>
          </table:table-cell>
          <table:table-cell table:style-name="ce162" office:value-type="string">
            <text:p>KS\Wiki\Page_Permission\Edit</text:p>
          </table:table-cell>
          <table:table-cell table:style-name="ce69" office:value-type="string">
            <text:p>Edit permission when change valu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248" office:value-type="string">
            <text:p>Permission of user/group/group's membership is changed</text:p>
          </table:table-cell>
          <table:table-cell office:value-type="string">
            <text:p>High</text:p>
          </table:table-cell>
          <table:table-cell table:number-columns-repeated="1015"/>
        </table:table-row>
        <table:table-row table:style-name="ro37">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9" office:value-type="string">
            <text:p>Edit permission when <text:s/>values are blank</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248" office:value-type="string">
            <text:p>New added gorups is not listed</text:p>
          </table:table-cell>
          <table:table-cell office:value-type="string">
            <text:p>High</text:p>
          </table:table-cell>
          <table:table-cell table:number-columns-repeated="1015"/>
        </table:table-row>
        <table:table-row table:style-name="ro37">
          <table:table-cell table:formula="of:=IF(VALUE(MID([.F61];6;FIND(&quot;:&quot;;[.F61];1)-FIND(&quot; &quot;;[.F61];1)-1))&gt;VALUE(MID([.F60];6;FIND(&quot;:&quot;;[.F60];1)-FIND(&quot; &quot;;[.F60];1)-1));&quot;&quot;;MAX([.A$7:.A60])+1)" office:value-type="float" office:value="14">
            <text:p>014</text:p>
          </table:table-cell>
          <table:table-cell table:style-name="ce251" office:value-type="string">
            <text:p>FNC_KS_WIKI_PAGEPER_03</text:p>
          </table:table-cell>
          <table:table-cell office:value-type="float" office:value="1">
            <text:p>001</text:p>
          </table:table-cell>
          <table:table-cell table:style-name="ce162" office:value-type="string">
            <text:p>KS\Wiki\Page_Permission\Delete</text:p>
          </table:table-cell>
          <table:table-cell table:style-name="ce69" office:value-type="string">
            <text:p>Delete permission</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text:span><text:span text:style-name="T10">corresponding with <text:s/></text:span><text:span text:style-name="T10">user/group/group's </text:span></text:p>
          </table:table-cell>
          <table:table-cell table:style-name="ce248" office:value-type="string">
            <text:p>Permission of user/group/group's is deleted</text:p>
          </table:table-cell>
          <table:table-cell office:value-type="string">
            <text:p>High</text:p>
          </table:table-cell>
          <table:table-cell table:number-columns-repeated="1015"/>
        </table:table-row>
        <table:table-row table:style-name="ro37">
          <table:table-cell table:formula="of:=IF(VALUE(MID([.F64];6;FIND(&quot;:&quot;;[.F64];1)-FIND(&quot; &quot;;[.F64];1)-1))&gt;VALUE(MID([.F63];6;FIND(&quot;:&quot;;[.F63];1)-FIND(&quot; &quot;;[.F63];1)-1));&quot;&quot;;MAX([.A$7:.A63])+1)" office:value-type="float" office:value="15">
            <text:p>015</text:p>
          </table:table-cell>
          <table:table-cell table:style-name="ce251" office:value-type="string">
            <text:p>FNC_KS_WIKI_PAGEPER_04</text:p>
          </table:table-cell>
          <table:table-cell office:value-type="float" office:value="1">
            <text:p>001</text:p>
          </table:table-cell>
          <table:table-cell table:style-name="ce162" office:value-type="string">
            <text:p>KS\Wiki\Page_Permission\Other</text:p>
          </table:table-cell>
          <table:table-cell table:style-name="ce69" office:value-type="string">
            <text:p>Check when user/group does not permission to view pag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53"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248" office:value-type="string">
            <text:p>The page at step 1 is not appears </text:p>
          </table:table-cell>
          <table:table-cell office:value-type="string">
            <text:p>High</text:p>
          </table:table-cell>
          <table:table-cell table:number-columns-repeated="1015"/>
        </table:table-row>
        <table:table-row table:style-name="ro37">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9" office:value-type="string">
            <text:p>Check when user/group does not permission to edit page</text:p>
          </table:table-cell>
          <table:table-cell table:style-name="ce165" office:value-type="string">
            <text:p>Step 1: Create new page</text:p>
          </table:table-cell>
          <table:table-cell table:style-name="ce165"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253" office:value-type="string">
            <text:p>User/group/group's membership are added permission on page</text:p>
          </table:table-cell>
          <table:table-cell office:value-type="string">
            <text:p>High</text:p>
          </table:table-cell>
          <table:table-cell table:number-columns-repeated="1015"/>
        </table:table-row>
        <table:table-row table:style-name="ro42">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253" office:value-type="string">
            <text:p>Don't show edit icon</text:p>
          </table:table-cell>
          <table:table-cell office:value-type="string">
            <text:p>High</text:p>
          </table:table-cell>
          <table:table-cell table:number-columns-repeated="1015"/>
        </table:table-row>
        <table:table-row table:style-name="ro42" table:number-rows-repeated="9">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row table:style-name="ro42">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
      <table:table table:name="Space_Permission" table:style-name="ta1" table:print="false">
        <office:forms form:automatic-focus="false" form:apply-design-mode="false"/>
        <table:table-column table:style-name="co8" table:default-cell-style-name="ce254"/>
        <table:table-column table:style-name="co40" table:default-cell-style-name="ce256"/>
        <table:table-column table:style-name="co41" table:default-cell-style-name="ce254"/>
        <table:table-column table:style-name="co42" table:default-cell-style-name="ce259"/>
        <table:table-column table:style-name="co43" table:default-cell-style-name="ce262"/>
        <table:table-column table:style-name="co44" table:default-cell-style-name="ce263"/>
        <table:table-column table:style-name="co45" table:default-cell-style-name="ce263"/>
        <table:table-column table:style-name="co46"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ce269"/>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02];[.$K1])" office:value-type="float" office:value="0">
            <text:p>0</text:p>
          </table:table-cell>
          <table:table-cell table:style-name="ce172" table:formula="of:=COUNTIF([.M$7:.M$1002];[.$K1])" office:value-type="float" office:value="0">
            <text:p>0</text:p>
          </table:table-cell>
          <table:table-cell table:style-name="ce172" table:formula="of:=COUNTIF([.N$7:.N$1002];[.$K1])" office:value-type="float" office:value="0">
            <text:p>0</text:p>
          </table:table-cell>
          <table:table-cell table:style-name="ce172" table:formula="of:=COUNTIF([.O$7:.O$1002];[.$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02];[.$K2])" office:value-type="float" office:value="0">
            <text:p>0</text:p>
          </table:table-cell>
          <table:table-cell table:style-name="ce172" table:formula="of:=COUNTIF([.M$7:.M$1002];[.$K2])" office:value-type="float" office:value="0">
            <text:p>0</text:p>
          </table:table-cell>
          <table:table-cell table:style-name="ce172" table:formula="of:=COUNTIF([.N$7:.N$1002];[.$K2])" office:value-type="float" office:value="0">
            <text:p>0</text:p>
          </table:table-cell>
          <table:table-cell table:style-name="ce172" table:formula="of:=COUNTIF([.O$7:.O$1002];[.$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space</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02];[.$K3])" office:value-type="float" office:value="0">
            <text:p>0</text:p>
          </table:table-cell>
          <table:table-cell table:style-name="ce172" table:formula="of:=COUNTIF([.M$7:.M$1002];[.$K3])" office:value-type="float" office:value="0">
            <text:p>0</text:p>
          </table:table-cell>
          <table:table-cell table:style-name="ce172" table:formula="of:=COUNTIF([.N$7:.N$1002];[.$K3])" office:value-type="float" office:value="0">
            <text:p>0</text:p>
          </table:table-cell>
          <table:table-cell table:style-name="ce172" table:formula="of:=COUNTIF([.O$7:.O$1002];[.$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47])" office:value-type="float" office:value="18" table:number-columns-spanned="3" table:number-rows-spanned="1">
            <text:p>1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02];[.$K4])" office:value-type="float" office:value="0">
            <text:p>0</text:p>
          </table:table-cell>
          <table:table-cell table:style-name="ce172" table:formula="of:=COUNTIF([.M$7:.M$1002];[.$K4])" office:value-type="float" office:value="0">
            <text:p>0</text:p>
          </table:table-cell>
          <table:table-cell table:style-name="ce172" table:formula="of:=COUNTIF([.N$7:.N$1002];[.$K4])" office:value-type="float" office:value="0">
            <text:p>0</text:p>
          </table:table-cell>
          <table:table-cell table:style-name="ce172" table:formula="of:=COUNTIF([.O$7:.O$1002];[.$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02];[.$K5])" office:value-type="float" office:value="0">
            <text:p>0</text:p>
          </table:table-cell>
          <table:table-cell table:style-name="ce172" table:formula="of:=COUNTIF([.M$7:.M$1002];[.$K5])" office:value-type="float" office:value="0">
            <text:p>0</text:p>
          </table:table-cell>
          <table:table-cell table:style-name="ce172" table:formula="of:=COUNTIF([.N$7:.N$1002];[.$K5])" office:value-type="float" office:value="0">
            <text:p>0</text:p>
          </table:table-cell>
          <table:table-cell table:style-name="ce172" table:formula="of:=COUNTIF([.O$7:.O$1002];[.$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style-name="Default" table:number-columns-repeated="793"/>
        </table:table-row>
        <table:table-row table:style-name="ro12">
          <table:table-cell table:style-name="ce144" office:value-type="float" office:value="1">
            <text:p>001</text:p>
          </table:table-cell>
          <table:table-cell table:style-name="ce255" office:value-type="string">
            <text:p>FNC_KS_WIKI_SPACEPER_01</text:p>
          </table:table-cell>
          <table:table-cell table:style-name="ce257" office:value-type="float" office:value="1">
            <text:p>001</text:p>
          </table:table-cell>
          <table:table-cell table:style-name="ce258"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60" office:value-type="string">
            <text:p>Add permission for user by putting user's name</text:p>
          </table:table-cell>
          <table:table-cell table:style-name="ce264" office:value-type="string">
            <text:p>Step 2: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6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61"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64"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61"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User Name</text:span></text:p>
            <text:p><text:span text:style-name="T8">- Put keyword in </text:span><text:span text:style-name="T36">Search</text:span><text:span text:style-name="T8"> </text:span><text:span text:style-name="T8">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61"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text:span><text:span text:style-name="T36">First Name</text:span></text:p>
            <text:p><text:span text:style-name="T8">- Put keyword in </text:span><text:span text:style-name="T36">Search</text:span><text:span text:style-name="T8"> </text:span><text:span text:style-name="T8">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61"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Last Name</text:span></text:p>
            <text:p><text:span text:style-name="T8">- Put keyword in </text:span><text:span text:style-name="T36">Search</text:span><text:span text:style-name="T8"> </text:span><text:span text:style-name="T8">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61"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Email</text:span></text:p>
            <text:p><text:span text:style-name="T8">- Put keyword in </text:span><text:span text:style-name="T36">Search</text:span><text:span text:style-name="T8"> </text:span><text:span text:style-name="T8">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60" office:value-type="string">
            <text:p>Add permission for multi-user at the same time</text:p>
          </table:table-cell>
          <table:table-cell table:style-name="ce264"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2">- Click on </text:span><text:span text:style-name="T23">Add</text:span><text:span text:style-name="T22">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6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1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60" office:value-type="string">
            <text:p>Add permission for group by putting group's name</text:p>
          </table:table-cell>
          <table:table-cell table:style-name="ce264"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6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61"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64"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60" office:value-type="string">
            <text:p>Add permission for group's membership by putting group's membership name</text:p>
          </table:table-cell>
          <table:table-cell table:style-name="ce264"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6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61"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64"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office:value-type="float" office:value="12">
            <text:p>012</text:p>
          </table:table-cell>
          <table:table-cell table:style-name="ce255"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58" office:value-type="string">
            <text:p>KS\Wiki\Space_Permission\Edit</text:p>
          </table:table-cell>
          <table:table-cell table:style-name="ce261"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61"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office:value-type="float" office:value="14">
            <text:p>014</text:p>
          </table:table-cell>
          <table:table-cell table:style-name="ce255"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58" office:value-type="string">
            <text:p>KS\Wiki\Space_Permission\Delete</text:p>
          </table:table-cell>
          <table:table-cell table:style-name="ce261"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text:span><text:span text:style-name="T10">corresponding with <text:s/></text:span><text:span text:style-name="T10">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office:value-type="float" office:value="15">
            <text:p>015</text:p>
          </table:table-cell>
          <table:table-cell table:style-name="ce255"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58" office:value-type="string">
            <text:p>KS\Wiki\Space_Permission\Other</text:p>
          </table:table-cell>
          <table:table-cell table:style-name="ce261"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64" office:value-type="string">
            <text:p>User/group/group's membership are added permission on spac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1">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61"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64" office:value-type="string">
            <text:p>User/group/group's membership are added permission on page</text:p>
          </table:table-cell>
          <table:table-cell office:value-type="string">
            <text:p>High</text:p>
          </table:table-cell>
          <table:table-cell table:number-columns-repeated="1015"/>
        </table:table-row>
        <table:table-row table:style-name="ro37">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5" office:value-type="string">
            <text:p>Step 3: Create new page</text:p>
          </table:table-cell>
          <table:table-cell table:style-name="ce265" office:value-type="string">
            <text:p>- Go to <text:span text:style-name="T5">Add 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5" office:value-type="string">
            <text:p>Step 4: Check permission of page</text:p>
          </table:table-cell>
          <table:table-cell table:style-name="ce265" office:value-type="string">
            <text:p>- Select page above</text:p>
            <text:p>- Select <text:span text:style-name="T5">More → Page </text:span><text:span text:style-name="T5">Permissions</text:span></text:p>
          </table:table-cell>
          <table:table-cell table:style-name="ce265" office:value-type="string">
            <text:p>The permission of page like the permission of space</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61"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64" office:value-type="string">
            <text:p>User/group/group's membership are added permission </text:p>
          </table:table-cell>
          <table:table-cell office:value-type="string">
            <text:p>High</text:p>
          </table:table-cell>
          <table:table-cell table:number-columns-repeated="1015"/>
        </table:table-row>
        <table:table-row table:style-name="ro37">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65" office:value-type="string">
            <text:p>Step 3: Create new page</text:p>
          </table:table-cell>
          <table:table-cell table:style-name="ce265" office:value-type="string">
            <text:p>- Go to <text:span text:style-name="T5">Add 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61"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10">-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64"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41" table:number-rows-repeated="9">
          <table:table-cell table:style-name="ce244" table:number-columns-repeated="1024"/>
        </table:table-row>
        <table:table-row table:style-name="ro41">
          <table:table-cell table:style-name="ce244" table:number-columns-repeated="1024"/>
        </table:table-row>
      </table:table>
      <table:table table:name="Info" table:style-name="ta1" table:print="false">
        <office:forms form:automatic-focus="false" form:apply-design-mode="false"/>
        <table:table-column table:style-name="co8" table:default-cell-style-name="ce159"/>
        <table:table-column table:style-name="co47" table:default-cell-style-name="ce153"/>
        <table:table-column table:style-name="co8" table:default-cell-style-name="ce159"/>
        <table:table-column table:style-name="co48" table:default-cell-style-name="ce272"/>
        <table:table-column table:style-name="co47" table:default-cell-style-name="ce247"/>
        <table:table-column table:style-name="co49" table:default-cell-style-name="ce248"/>
        <table:table-column table:style-name="co50" table:default-cell-style-name="ce248"/>
        <table:table-column table:style-name="co51" table:default-cell-style-name="ce248"/>
        <table:table-column table:style-name="co8"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93];[.$K1])" office:value-type="float" office:value="0">
            <text:p>0</text:p>
          </table:table-cell>
          <table:table-cell table:style-name="ce172" table:formula="of:=COUNTIF([.M$7:.M$993];[.$K1])" office:value-type="float" office:value="0">
            <text:p>0</text:p>
          </table:table-cell>
          <table:table-cell table:style-name="ce172" table:formula="of:=COUNTIF([.N$7:.N$993];[.$K1])" office:value-type="float" office:value="0">
            <text:p>0</text:p>
          </table:table-cell>
          <table:table-cell table:style-name="ce172" table:formula="of:=COUNTIF([.O$7:.O$993];[.$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93];[.$K2])" office:value-type="float" office:value="0">
            <text:p>0</text:p>
          </table:table-cell>
          <table:table-cell table:style-name="ce172" table:formula="of:=COUNTIF([.M$7:.M$993];[.$K2])" office:value-type="float" office:value="0">
            <text:p>0</text:p>
          </table:table-cell>
          <table:table-cell table:style-name="ce172" table:formula="of:=COUNTIF([.N$7:.N$993];[.$K2])" office:value-type="float" office:value="0">
            <text:p>0</text:p>
          </table:table-cell>
          <table:table-cell table:style-name="ce172" table:formula="of:=COUNTIF([.O$7:.O$993];[.$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Page Information</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93];[.$K3])" office:value-type="float" office:value="0">
            <text:p>0</text:p>
          </table:table-cell>
          <table:table-cell table:style-name="ce172" table:formula="of:=COUNTIF([.M$7:.M$993];[.$K3])" office:value-type="float" office:value="0">
            <text:p>0</text:p>
          </table:table-cell>
          <table:table-cell table:style-name="ce172" table:formula="of:=COUNTIF([.N$7:.N$993];[.$K3])" office:value-type="float" office:value="0">
            <text:p>0</text:p>
          </table:table-cell>
          <table:table-cell table:style-name="ce172" table:formula="of:=COUNTIF([.O$7:.O$993];[.$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38])" office:value-type="float" office:value="8" table:number-columns-spanned="3" table:number-rows-spanned="1">
            <text:p>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93];[.$K4])" office:value-type="float" office:value="0">
            <text:p>0</text:p>
          </table:table-cell>
          <table:table-cell table:style-name="ce172" table:formula="of:=COUNTIF([.M$7:.M$993];[.$K4])" office:value-type="float" office:value="0">
            <text:p>0</text:p>
          </table:table-cell>
          <table:table-cell table:style-name="ce172" table:formula="of:=COUNTIF([.N$7:.N$993];[.$K4])" office:value-type="float" office:value="0">
            <text:p>0</text:p>
          </table:table-cell>
          <table:table-cell table:style-name="ce172" table:formula="of:=COUNTIF([.O$7:.O$993];[.$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93];[.$K5])" office:value-type="float" office:value="0">
            <text:p>0</text:p>
          </table:table-cell>
          <table:table-cell table:style-name="ce172" table:formula="of:=COUNTIF([.M$7:.M$993];[.$K5])" office:value-type="float" office:value="0">
            <text:p>0</text:p>
          </table:table-cell>
          <table:table-cell table:style-name="ce172" table:formula="of:=COUNTIF([.N$7:.N$993];[.$K5])" office:value-type="float" office:value="0">
            <text:p>0</text:p>
          </table:table-cell>
          <table:table-cell table:style-name="ce172" table:formula="of:=COUNTIF([.O$7:.O$993];[.$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270" office:value-type="float" office:value="1">
            <text:p>001</text:p>
          </table:table-cell>
          <table:table-cell table:style-name="ce152" office:value-type="string">
            <text:p>FNC_KS_WIKI_INFO_01</text:p>
          </table:table-cell>
          <table:table-cell table:style-name="ce270" office:value-type="float" office:value="1">
            <text:p>001</text:p>
          </table:table-cell>
          <table:table-cell table:style-name="ce271"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10">corresponding with the </text:span><text:span text:style-name="T10">related page want to delete</text:span></text:p>
            <text:p><text:span text:style-name="T10">- Click OK on confirm </text:span><text:span text:style-name="T10">message</text:span></text:p>
          </table:table-cell>
          <table:table-cell office:value-type="string">
            <text:p>Related page is deleted</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10">corresponding with the </text:span><text:span text:style-name="T10">related page want to delete</text:span></text:p>
            <text:p><text:span text:style-name="T10">- Click Cancel on confirm </text:span><text:span text:style-name="T10">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10">corresponding with the </text:span><text:span text:style-name="T10">related page want to delete</text:span></text:p>
            <text:p><text:span text:style-name="T10"/></text:p>
          </table:table-cell>
          <table:table-cell office:value-type="string">
            <text:p>User can't see Remove link</text:p>
          </table:table-cell>
          <table:table-cell office:value-type="string">
            <text:p>High</text:p>
          </table:table-cell>
          <table:table-cell table:number-columns-repeated="1015"/>
        </table:table-row>
        <table:table-row table:style-name="ro42" table:number-rows-repeated="9">
          <table:table-cell table:style-name="ce244" table:number-columns-repeated="1024"/>
        </table:table-row>
        <table:table-row table:style-name="ro42">
          <table:table-cell table:style-name="ce244" table:number-columns-repeated="1024"/>
        </table:table-row>
      </table:table>
      <table:table table:name="Watch" table:style-name="ta1" table:print="false">
        <office:forms form:automatic-focus="false" form:apply-design-mode="false"/>
        <table:table-column table:style-name="co8" table:default-cell-style-name="ce159"/>
        <table:table-column table:style-name="co8" table:default-cell-style-name="ce298"/>
        <table:table-column table:style-name="co8" table:default-cell-style-name="ce300"/>
        <table:table-column table:style-name="co52" table:default-cell-style-name="ce304"/>
        <table:table-column table:style-name="co53" table:default-cell-style-name="ce274"/>
        <table:table-column table:style-name="co54" table:default-cell-style-name="ce71"/>
        <table:table-column table:style-name="co55" table:default-cell-style-name="ce71"/>
        <table:table-column table:style-name="co56" table:default-cell-style-name="ce71"/>
        <table:table-column table:style-name="co8" table:number-columns-repeated="12" table:default-cell-style-name="ce71"/>
        <table:table-column table:style-name="co8" table:number-columns-repeated="1004" table:default-cell-style-name="Default"/>
        <table:table-row table:style-name="ro12">
          <table:table-cell table:style-name="ce273"/>
          <table:table-cell table:style-name="ce275" office:value-type="string">
            <text:p>TEST CASES</text:p>
          </table:table-cell>
          <table:table-cell table:style-name="ce154"/>
          <table:table-cell table:style-name="ce276" table:number-columns-repeated="2"/>
          <table:table-cell table:style-name="ce274" table:number-columns-repeated="2"/>
          <table:table-cell table:style-name="ce276" table:number-columns-repeated="3"/>
          <table:table-cell table:style-name="ce312" office:value-type="string">
            <text:p>Passed</text:p>
          </table:table-cell>
          <table:table-cell table:style-name="ce312" table:formula="of:=COUNTIF([.L$7:.L$935];[.$K1])" office:value-type="float" office:value="0">
            <text:p>0</text:p>
          </table:table-cell>
          <table:table-cell table:style-name="ce312" table:formula="of:=COUNTIF([.M$7:.M$935];[.$K1])" office:value-type="float" office:value="0">
            <text:p>0</text:p>
          </table:table-cell>
          <table:table-cell table:style-name="ce312" table:formula="of:=COUNTIF([.N$7:.N$935];[.$K1])" office:value-type="float" office:value="0">
            <text:p>0</text:p>
          </table:table-cell>
          <table:table-cell table:style-name="ce312" table:formula="of:=COUNTIF([.O$7:.O$935];[.$K1])" office:value-type="float" office:value="0">
            <text:p>0</text:p>
          </table:table-cell>
          <table:table-cell table:style-name="ce314" table:number-columns-repeated="5"/>
          <table:table-cell table:style-name="ce317" table:number-columns-repeated="187"/>
          <table:table-cell table:number-columns-repeated="817"/>
        </table:table-row>
        <table:table-row table:style-name="ro38">
          <table:table-cell table:style-name="ce273"/>
          <table:table-cell table:style-name="ce276"/>
          <table:table-cell table:style-name="ce155"/>
          <table:table-cell table:style-name="ce276" table:number-columns-repeated="2"/>
          <table:table-cell table:style-name="ce274" table:number-columns-repeated="2"/>
          <table:table-cell table:style-name="ce276" table:number-columns-repeated="2"/>
          <table:table-cell table:style-name="ce310"/>
          <table:table-cell table:style-name="ce312" office:value-type="string">
            <text:p>Failed</text:p>
          </table:table-cell>
          <table:table-cell table:style-name="ce312" table:formula="of:=COUNTIF([.L$7:.L$935];[.$K2])" office:value-type="float" office:value="0">
            <text:p>0</text:p>
          </table:table-cell>
          <table:table-cell table:style-name="ce312" table:formula="of:=COUNTIF([.M$7:.M$935];[.$K2])" office:value-type="float" office:value="0">
            <text:p>0</text:p>
          </table:table-cell>
          <table:table-cell table:style-name="ce312" table:formula="of:=COUNTIF([.N$7:.N$935];[.$K2])" office:value-type="float" office:value="0">
            <text:p>0</text:p>
          </table:table-cell>
          <table:table-cell table:style-name="ce312" table:formula="of:=COUNTIF([.O$7:.O$935];[.$K2])" office:value-type="float" office:value="0">
            <text:p>0</text:p>
          </table:table-cell>
          <table:table-cell table:style-name="ce312" table:number-columns-repeated="3"/>
          <table:table-cell table:style-name="ce314" table:number-columns-repeated="2"/>
          <table:table-cell table:style-name="ce317" table:number-columns-repeated="187"/>
          <table:table-cell table:number-columns-repeated="817"/>
        </table:table-row>
        <table:table-row table:style-name="ro39">
          <table:table-cell table:style-name="ce273"/>
          <table:table-cell table:style-name="ce277" office:value-type="string">
            <text:p>Function List<text:span text:style-name="T9">:</text:span></text:p>
          </table:table-cell>
          <table:table-cell table:style-name="ce156" office:value-type="string" table:number-columns-spanned="3" table:number-rows-spanned="1">
            <text:p>Watch/Unwatch a page</text:p>
          </table:table-cell>
          <table:covered-table-cell table:style-name="ce273"/>
          <table:covered-table-cell table:style-name="ce273"/>
          <table:table-cell table:style-name="ce273" table:number-columns-repeated="2"/>
          <table:table-cell table:style-name="ce308"/>
          <table:table-cell table:style-name="ce273"/>
          <table:table-cell table:style-name="ce310"/>
          <table:table-cell table:style-name="ce312" office:value-type="string">
            <text:p>Blocked</text:p>
          </table:table-cell>
          <table:table-cell table:style-name="ce312" table:formula="of:=COUNTIF([.L$7:.L$935];[.$K3])" office:value-type="float" office:value="0">
            <text:p>0</text:p>
          </table:table-cell>
          <table:table-cell table:style-name="ce312" table:formula="of:=COUNTIF([.M$7:.M$935];[.$K3])" office:value-type="float" office:value="0">
            <text:p>0</text:p>
          </table:table-cell>
          <table:table-cell table:style-name="ce312" table:formula="of:=COUNTIF([.N$7:.N$935];[.$K3])" office:value-type="float" office:value="0">
            <text:p>0</text:p>
          </table:table-cell>
          <table:table-cell table:style-name="ce312" table:formula="of:=COUNTIF([.O$7:.O$935];[.$K3])" office:value-type="float" office:value="0">
            <text:p>0</text:p>
          </table:table-cell>
          <table:table-cell table:style-name="ce312" table:number-columns-repeated="3"/>
          <table:table-cell table:style-name="ce315" table:number-columns-repeated="2"/>
          <table:table-cell table:style-name="ce318" table:number-columns-repeated="187"/>
          <table:table-cell table:style-name="ce273" table:number-columns-repeated="817"/>
        </table:table-row>
        <table:table-row table:style-name="ro40">
          <table:table-cell table:style-name="ce273"/>
          <table:table-cell table:style-name="ce277" office:value-type="string">
            <text:p>Total main cases</text:p>
          </table:table-cell>
          <table:table-cell table:style-name="ce156" table:formula="of:=MAX([.A7:.A980])" office:value-type="float" office:value="4" table:number-columns-spanned="3" table:number-rows-spanned="1">
            <text:p>4</text:p>
          </table:table-cell>
          <table:covered-table-cell table:style-name="ce301"/>
          <table:covered-table-cell table:style-name="ce305"/>
          <table:table-cell table:style-name="ce273" table:number-columns-repeated="2"/>
          <table:table-cell table:style-name="ce308"/>
          <table:table-cell table:style-name="ce273"/>
          <table:table-cell table:style-name="ce310"/>
          <table:table-cell table:style-name="ce313" office:value-type="string">
            <text:p>Untested</text:p>
          </table:table-cell>
          <table:table-cell table:style-name="ce312" table:formula="of:=COUNTIF([.L$7:.L$935];[.$K4])" office:value-type="float" office:value="0">
            <text:p>0</text:p>
          </table:table-cell>
          <table:table-cell table:style-name="ce312" table:formula="of:=COUNTIF([.M$7:.M$935];[.$K4])" office:value-type="float" office:value="0">
            <text:p>0</text:p>
          </table:table-cell>
          <table:table-cell table:style-name="ce312" table:formula="of:=COUNTIF([.N$7:.N$935];[.$K4])" office:value-type="float" office:value="0">
            <text:p>0</text:p>
          </table:table-cell>
          <table:table-cell table:style-name="ce312" table:formula="of:=COUNTIF([.O$7:.O$935];[.$K4])" office:value-type="float" office:value="0">
            <text:p>0</text:p>
          </table:table-cell>
          <table:table-cell table:style-name="ce312" table:number-columns-repeated="3"/>
          <table:table-cell table:style-name="ce315" table:number-columns-repeated="2"/>
          <table:table-cell table:style-name="ce318" table:number-columns-repeated="187"/>
          <table:table-cell table:style-name="ce273" table:number-columns-repeated="817"/>
        </table:table-row>
        <table:table-row table:style-name="ro38">
          <table:table-cell table:style-name="ce273"/>
          <table:table-cell table:style-name="ce278"/>
          <table:table-cell table:style-name="ce157"/>
          <table:table-cell table:style-name="ce302" table:number-columns-repeated="5"/>
          <table:table-cell table:style-name="ce309"/>
          <table:table-cell table:style-name="ce311"/>
          <table:table-cell office:value-type="string">
            <text:p>N/A</text:p>
          </table:table-cell>
          <table:table-cell table:style-name="ce312" table:formula="of:=COUNTIF([.L$7:.L$935];[.$K5])" office:value-type="float" office:value="0">
            <text:p>0</text:p>
          </table:table-cell>
          <table:table-cell table:style-name="ce312" table:formula="of:=COUNTIF([.M$7:.M$935];[.$K5])" office:value-type="float" office:value="0">
            <text:p>0</text:p>
          </table:table-cell>
          <table:table-cell table:style-name="ce312" table:formula="of:=COUNTIF([.N$7:.N$935];[.$K5])" office:value-type="float" office:value="0">
            <text:p>0</text:p>
          </table:table-cell>
          <table:table-cell table:style-name="ce312" table:formula="of:=COUNTIF([.O$7:.O$935];[.$K5])" office:value-type="float" office:value="0">
            <text:p>0</text:p>
          </table:table-cell>
          <table:table-cell table:style-name="ce312" table:number-columns-repeated="3"/>
          <table:table-cell table:style-name="ce316" table:number-columns-repeated="2"/>
          <table:table-cell table:style-name="ce302" table:number-columns-repeated="187"/>
          <table:table-cell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19" table:number-columns-repeated="211"/>
          <table:table-cell table:style-name="ce141" table:number-columns-repeated="793"/>
        </table:table-row>
        <table:table-row table:style-name="ro37">
          <table:table-cell table:style-name="ce270" office:value-type="float" office:value="1">
            <text:p>001</text:p>
          </table:table-cell>
          <table:table-cell table:style-name="ce297" office:value-type="string">
            <text:p>FNC_KS_WIKI_WATCH_01</text:p>
          </table:table-cell>
          <table:table-cell office:value-type="float" office:value="1">
            <text:p>001</text:p>
          </table:table-cell>
          <table:table-cell table:style-name="ce303" office:value-type="string">
            <text:p>KS\Wiki\Info\Watch_Page</text:p>
          </table:table-cell>
          <table:table-cell table:style-name="ce306"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306"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306"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4">
            <text:p>004</text:p>
          </table:table-cell>
          <table:table-cell table:style-name="ce299" office:value-type="string">
            <text:p>FNC_KS_WIKI_UNWATCH_01</text:p>
          </table:table-cell>
          <table:table-cell office:value-type="float" office:value="1">
            <text:p>001</text:p>
          </table:table-cell>
          <table:table-cell table:style-name="ce303" office:value-type="string">
            <text:p>KS\Wiki\Info\Unwatch_Page</text:p>
          </table:table-cell>
          <table:table-cell table:style-name="ce306"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307"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307"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41" table:number-rows-repeated="10">
          <table:table-cell table:style-name="ce274" table:number-columns-repeated="2"/>
          <table:table-cell table:style-name="ce141"/>
          <table:table-cell table:style-name="ce274"/>
          <table:table-cell/>
          <table:table-cell table:style-name="ce274" table:number-columns-repeated="1019"/>
        </table:table-row>
        <table:table-row table:style-name="ro41">
          <table:table-cell table:style-name="ce274" table:number-columns-repeated="2"/>
          <table:table-cell table:style-name="ce141"/>
          <table:table-cell table:style-name="ce274"/>
          <table:table-cell/>
          <table:table-cell table:style-name="ce274" table:number-columns-repeated="1019"/>
        </table:table-row>
      </table:table>
      <table:table table:name="Manage_Version" table:style-name="ta1" table:print="false">
        <office:forms form:automatic-focus="false" form:apply-design-mode="false"/>
        <table:table-column table:style-name="co8" table:default-cell-style-name="ce254"/>
        <table:table-column table:style-name="co35" table:default-cell-style-name="ce256"/>
        <table:table-column table:style-name="co41" table:default-cell-style-name="ce254"/>
        <table:table-column table:style-name="co53" table:default-cell-style-name="ce333"/>
        <table:table-column table:style-name="co57" table:default-cell-style-name="ce262"/>
        <table:table-column table:style-name="co58" table:default-cell-style-name="ce263"/>
        <table:table-column table:style-name="co59" table:default-cell-style-name="ce263"/>
        <table:table-column table:style-name="co60"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11];[.$K1])" office:value-type="float" office:value="0">
            <text:p>0</text:p>
          </table:table-cell>
          <table:table-cell table:style-name="ce337" table:formula="of:=COUNTIF([.M$7:.M$1011];[.$K1])" office:value-type="float" office:value="0">
            <text:p>0</text:p>
          </table:table-cell>
          <table:table-cell table:style-name="ce337" table:formula="of:=COUNTIF([.N$7:.N$1011];[.$K1])" office:value-type="float" office:value="0">
            <text:p>0</text:p>
          </table:table-cell>
          <table:table-cell table:style-name="ce337" table:formula="of:=COUNTIF([.O$7:.O$1011];[.$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11];[.$K2])" office:value-type="float" office:value="0">
            <text:p>0</text:p>
          </table:table-cell>
          <table:table-cell table:style-name="ce337" table:formula="of:=COUNTIF([.M$7:.M$1011];[.$K2])" office:value-type="float" office:value="0">
            <text:p>0</text:p>
          </table:table-cell>
          <table:table-cell table:style-name="ce337" table:formula="of:=COUNTIF([.N$7:.N$1011];[.$K2])" office:value-type="float" office:value="0">
            <text:p>0</text:p>
          </table:table-cell>
          <table:table-cell table:style-name="ce337" table:formula="of:=COUNTIF([.O$7:.O$1011];[.$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Manage Version</text:p>
          </table:table-cell>
          <table:covered-table-cell table:style-name="ce329"/>
          <table:covered-table-cell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11];[.$K3])" office:value-type="float" office:value="0">
            <text:p>0</text:p>
          </table:table-cell>
          <table:table-cell table:style-name="ce337" table:formula="of:=COUNTIF([.M$7:.M$1011];[.$K3])" office:value-type="float" office:value="0">
            <text:p>0</text:p>
          </table:table-cell>
          <table:table-cell table:style-name="ce337" table:formula="of:=COUNTIF([.N$7:.N$1011];[.$K3])" office:value-type="float" office:value="0">
            <text:p>0</text:p>
          </table:table-cell>
          <table:table-cell table:style-name="ce337" table:formula="of:=COUNTIF([.O$7:.O$1011];[.$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56])" office:value-type="float" office:value="11" table:number-columns-spanned="3" table:number-rows-spanned="1">
            <text:p>11</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11];[.$K4])" office:value-type="float" office:value="0">
            <text:p>0</text:p>
          </table:table-cell>
          <table:table-cell table:style-name="ce337" table:formula="of:=COUNTIF([.M$7:.M$1011];[.$K4])" office:value-type="float" office:value="0">
            <text:p>0</text:p>
          </table:table-cell>
          <table:table-cell table:style-name="ce337" table:formula="of:=COUNTIF([.N$7:.N$1011];[.$K4])" office:value-type="float" office:value="0">
            <text:p>0</text:p>
          </table:table-cell>
          <table:table-cell table:style-name="ce337" table:formula="of:=COUNTIF([.O$7:.O$1011];[.$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11];[.$K5])" office:value-type="float" office:value="0">
            <text:p>0</text:p>
          </table:table-cell>
          <table:table-cell table:style-name="ce337" table:formula="of:=COUNTIF([.M$7:.M$1011];[.$K5])" office:value-type="float" office:value="0">
            <text:p>0</text:p>
          </table:table-cell>
          <table:table-cell table:style-name="ce337" table:formula="of:=COUNTIF([.N$7:.N$1011];[.$K5])" office:value-type="float" office:value="0">
            <text:p>0</text:p>
          </table:table-cell>
          <table:table-cell table:style-name="ce337" table:formula="of:=COUNTIF([.O$7:.O$1011];[.$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45" table:number-columns-repeated="793"/>
        </table:table-row>
        <table:table-row table:style-name="ro37">
          <table:table-cell table:style-name="ce321" office:value-type="float" office:value="1">
            <text:p>001</text:p>
          </table:table-cell>
          <table:table-cell table:style-name="ce255" office:value-type="string">
            <text:p>FNC_KS_WIKI_VERSION_01</text:p>
          </table:table-cell>
          <table:table-cell table:style-name="ce321" office:value-type="float" office:value="1">
            <text:p>001</text:p>
          </table:table-cell>
          <table:table-cell table:style-name="ce332" office:value-type="string">
            <text:p>KS\Wiki\Version\ View</text:p>
          </table:table-cell>
          <table:table-cell table:style-name="ce261" office:value-type="string">
            <text:p>View content of current version</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261" office:value-type="string">
            <text:p>View content of other version</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261" office:value-type="string">
            <text:p>View content of other version while viewing 1 version</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261" office:value-type="string">
            <text:p>Back to current version while view content of other version</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7">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37">
          <table:table-cell table:formula="of:=IF(VALUE(MID([.F29];6;FIND(&quot;:&quot;;[.F29];1)-FIND(&quot; &quot;;[.F29];1)-1))&gt;VALUE(MID([.F28];6;FIND(&quot;:&quot;;[.F28];1)-FIND(&quot; &quot;;[.F28];1)-1));&quot;&quot;;MAX([.A$7:.A28])+1)" office:value-type="float" office:value="5">
            <text:p>005</text:p>
          </table:table-cell>
          <table:table-cell table:style-name="ce255" office:value-type="string">
            <text:p>FNC_KS_WIKI_VERSION_02</text:p>
          </table:table-cell>
          <table:table-cell office:value-type="float" office:value="1">
            <text:p>001</text:p>
          </table:table-cell>
          <table:table-cell table:style-name="ce332" office:value-type="string">
            <text:p>KS\Wiki\Version\Compare</text:p>
          </table:table-cell>
          <table:table-cell table:style-name="ce261" office:value-type="string">
            <text:p>Compare version when select 2 versions</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261" office:value-type="string">
            <text:p>Compare version when select only 1 version</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261" office:value-type="string">
            <text:p>Compare version when do not select any version</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264"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44];6;FIND(&quot;:&quot;;[.F44];1)-FIND(&quot; &quot;;[.F44];1)-1))&gt;VALUE(MID([.F43];6;FIND(&quot;:&quot;;[.F43];1)-FIND(&quot; &quot;;[.F43];1)-1));&quot;&quot;;MAX([.A$7:.A43])+1)" office:value-type="float" office:value="8">
            <text:p>008</text:p>
          </table:table-cell>
          <table:table-cell table:style-name="ce255" office:value-type="string">
            <text:p>FNC_KS_WIKI_VERSION_03</text:p>
          </table:table-cell>
          <table:table-cell office:value-type="float" office:value="1">
            <text:p>001</text:p>
          </table:table-cell>
          <table:table-cell table:style-name="ce332" office:value-type="string">
            <text:p>KS\Wiki\Version\Restore</text:p>
          </table:table-cell>
          <table:table-cell table:style-name="ce261" office:value-type="string">
            <text:p>Restore version to current version</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9">
            <text:p>009</text:p>
          </table:table-cell>
          <table:table-cell table:style-name="ce255" office:value-type="string">
            <text:p>FNC_KS_WIKI_VERSION_04</text:p>
          </table:table-cell>
          <table:table-cell office:value-type="float" office:value="1">
            <text:p>001</text:p>
          </table:table-cell>
          <table:table-cell table:style-name="ce332" office:value-type="string">
            <text:p>KS\Wiki\Version\View Link</text:p>
          </table:table-cell>
          <table:table-cell table:style-name="ce261" office:value-type="string">
            <text:p>View Link of Revisions</text:p>
          </table:table-cell>
          <table:table-cell office:value-type="string">
            <text:p>Step 1: Create new page</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2">
          <table:table-cell table:formula="of:=IF(VALUE(MID([.F52];6;FIND(&quot;:&quot;;[.F52];1)-FIND(&quot; &quot;;[.F52];1)-1))&gt;VALUE(MID([.F51];6;FIND(&quot;:&quot;;[.F51];1)-FIND(&quot; &quot;;[.F51];1)-1));&quot;&quot;;MAX([.A$7:.A51])+1)" office:value-type="float" office:value="10">
            <text:p>010</text:p>
          </table:table-cell>
          <table:table-cell table:style-name="ce255" office:value-type="string">
            <text:p>FNC_KS_WIKI_VERSION_05</text:p>
          </table:table-cell>
          <table:table-cell office:value-type="float" office:value="2">
            <text:p>002</text:p>
          </table:table-cell>
          <table:table-cell table:style-name="ce332" office:value-type="string">
            <text:p>KS\Wiki\Version\View Link</text:p>
          </table:table-cell>
          <table:table-cell table:style-name="ce261" office:value-type="string">
            <text:p>View Link of Revisions edit page content by another user</text:p>
          </table:table-cell>
          <table:table-cell office:value-type="string">
            <text:p>Step 1: Create new page</text:p>
          </table:table-cell>
          <table:table-cell table:style-name="ce265" office:value-type="string">
            <text:p>- Using Firefox, login as root</text:p>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7">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37">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64" office:value-type="string">
            <text:p><text:span text:style-name="T8">- At root page, click </text:span><text:span text:style-name="T36">Edit</text:span><text:span text:style-name="T8"> </text:span><text:span text:style-name="T8">again</text:span></text:p>
            <text:p><text:span text:style-name="T8">- Change values</text:span></text:p>
            <text:p><text:span text:style-name="T8">- Click </text:span><text:span text:style-name="T36">Save</text:span></text:p>
          </table:table-cell>
          <table:table-cell table:style-name="ce264" office:value-type="string">
            <text:p>Page is edited. The number of page's version is 3.</text:p>
          </table:table-cell>
          <table:table-cell office:value-type="string">
            <text:p>High</text:p>
          </table:table-cell>
          <table:table-cell table:number-columns-repeated="1015"/>
        </table:table-row>
        <table:table-row table:style-name="ro45">
          <table:table-cell table:style-name="ce263"/>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office:value-type="float" office:value="11">
            <text:p>011</text:p>
          </table:table-cell>
          <table:table-cell table:style-name="ce255" office:value-type="string">
            <text:p>FNC_KS_WIKI_VERSION_06</text:p>
          </table:table-cell>
          <table:table-cell office:value-type="float" office:value="1">
            <text:p>001</text:p>
          </table:table-cell>
          <table:table-cell table:style-name="ce332" office:value-type="string">
            <text:p>KS\Wiki\Version\View Change</text:p>
          </table:table-cell>
          <table:table-cell table:style-name="ce261" office:value-type="string">
            <text:p>View Change of page</text:p>
          </table:table-cell>
          <table:table-cell office:value-type="string">
            <text:p>Step 1: Create new page</text:p>
          </table:table-cell>
          <table:table-cell table:style-name="ce265" office:value-type="string">
            <text:p>- Using Firefox, login as root</text:p>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1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2: Default view change</text:p>
          </table:table-cell>
          <table:table-cell office:value-type="string">
            <text:p>- Select page above</text:p>
            <text:p>- Check link <text:span text:style-name="T5">view 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37">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41">
          <table:table-cell table:style-name="ce263"/>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5: View change</text:p>
          </table:table-cell>
          <table:table-cell office:value-type="string">
            <text:p>- Click link <text:span text:style-name="T5">View 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41">
          <table:table-cell table:style-name="ce263"/>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6: Change compare version</text:p>
          </table:table-cell>
          <table:table-cell office:value-type="string">
            <text:p>- Click link <text:span text:style-name="T5">Changes from 1 </text:span><text:span text:style-name="T5">to 2</text:span></text:p>
          </table:table-cell>
          <table:table-cell table:style-name="ce264" office:value-type="string">
            <text:p>Display compare page between version 1 and version 2</text:p>
          </table:table-cell>
          <table:table-cell office:value-type="string">
            <text:p>High</text:p>
          </table:table-cell>
          <table:table-cell table:number-columns-repeated="1015"/>
        </table:table-row>
        <table:table-row table:style-name="ro37">
          <table:table-cell table:style-name="ce263"/>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37" table:number-rows-repeated="11">
          <table:table-cell table:style-name="ce322" table:number-columns-repeated="1024"/>
        </table:table-row>
        <table:table-row table:style-name="ro37" table:number-rows-repeated="10">
          <table:table-cell table:style-name="ce269" table:number-columns-repeated="1024"/>
        </table:table-row>
        <table:table-row table:style-name="ro37">
          <table:table-cell table:style-name="ce269" table:number-columns-repeated="1024"/>
        </table:table-row>
      </table:table>
      <table:table table:name="Search" table:style-name="ta1" table:print="false">
        <office:forms form:automatic-focus="false" form:apply-design-mode="false"/>
        <table:table-column table:style-name="co8" table:default-cell-style-name="ce254"/>
        <table:table-column table:style-name="co61" table:default-cell-style-name="ce256"/>
        <table:table-column table:style-name="co62" table:default-cell-style-name="ce254"/>
        <table:table-column table:style-name="co29" table:default-cell-style-name="ce333"/>
        <table:table-column table:style-name="co46" table:default-cell-style-name="ce262"/>
        <table:table-column table:style-name="co63" table:default-cell-style-name="ce263"/>
        <table:table-column table:style-name="co64" table:default-cell-style-name="ce263"/>
        <table:table-column table:style-name="co70"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01];[.$K1])" office:value-type="float" office:value="0">
            <text:p>0</text:p>
          </table:table-cell>
          <table:table-cell table:style-name="ce337" table:formula="of:=COUNTIF([.M$7:.M$1001];[.$K1])" office:value-type="float" office:value="0">
            <text:p>0</text:p>
          </table:table-cell>
          <table:table-cell table:style-name="ce337" table:formula="of:=COUNTIF([.N$7:.N$1001];[.$K1])" office:value-type="float" office:value="0">
            <text:p>0</text:p>
          </table:table-cell>
          <table:table-cell table:style-name="ce337" table:formula="of:=COUNTIF([.O$7:.O$1001];[.$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01];[.$K2])" office:value-type="float" office:value="0">
            <text:p>0</text:p>
          </table:table-cell>
          <table:table-cell table:style-name="ce337" table:formula="of:=COUNTIF([.M$7:.M$1001];[.$K2])" office:value-type="float" office:value="0">
            <text:p>0</text:p>
          </table:table-cell>
          <table:table-cell table:style-name="ce337" table:formula="of:=COUNTIF([.N$7:.N$1001];[.$K2])" office:value-type="float" office:value="0">
            <text:p>0</text:p>
          </table:table-cell>
          <table:table-cell table:style-name="ce337" table:formula="of:=COUNTIF([.O$7:.O$1001];[.$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Page Information</text:p>
          </table:table-cell>
          <table:covered-table-cell table:style-name="ce329"/>
          <table:covered-table-cell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01];[.$K3])" office:value-type="float" office:value="0">
            <text:p>0</text:p>
          </table:table-cell>
          <table:table-cell table:style-name="ce337" table:formula="of:=COUNTIF([.M$7:.M$1001];[.$K3])" office:value-type="float" office:value="0">
            <text:p>0</text:p>
          </table:table-cell>
          <table:table-cell table:style-name="ce337" table:formula="of:=COUNTIF([.N$7:.N$1001];[.$K3])" office:value-type="float" office:value="0">
            <text:p>0</text:p>
          </table:table-cell>
          <table:table-cell table:style-name="ce337" table:formula="of:=COUNTIF([.O$7:.O$1001];[.$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46])" office:value-type="float" office:value="6" table:number-columns-spanned="3" table:number-rows-spanned="1">
            <text:p>6</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01];[.$K4])" office:value-type="float" office:value="0">
            <text:p>0</text:p>
          </table:table-cell>
          <table:table-cell table:style-name="ce337" table:formula="of:=COUNTIF([.M$7:.M$1001];[.$K4])" office:value-type="float" office:value="0">
            <text:p>0</text:p>
          </table:table-cell>
          <table:table-cell table:style-name="ce337" table:formula="of:=COUNTIF([.N$7:.N$1001];[.$K4])" office:value-type="float" office:value="0">
            <text:p>0</text:p>
          </table:table-cell>
          <table:table-cell table:style-name="ce337" table:formula="of:=COUNTIF([.O$7:.O$1001];[.$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01];[.$K5])" office:value-type="float" office:value="0">
            <text:p>0</text:p>
          </table:table-cell>
          <table:table-cell table:style-name="ce337" table:formula="of:=COUNTIF([.M$7:.M$1001];[.$K5])" office:value-type="float" office:value="0">
            <text:p>0</text:p>
          </table:table-cell>
          <table:table-cell table:style-name="ce337" table:formula="of:=COUNTIF([.N$7:.N$1001];[.$K5])" office:value-type="float" office:value="0">
            <text:p>0</text:p>
          </table:table-cell>
          <table:table-cell table:style-name="ce337" table:formula="of:=COUNTIF([.O$7:.O$1001];[.$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45" table:number-columns-repeated="793"/>
        </table:table-row>
        <table:table-row table:style-name="ro45">
          <table:table-cell table:style-name="ce346" office:value-type="float" office:value="1">
            <text:p>001</text:p>
          </table:table-cell>
          <table:table-cell table:style-name="ce255" office:value-type="string">
            <text:p>FNC_KS_WIKI_SEARCH_01</text:p>
          </table:table-cell>
          <table:table-cell table:style-name="ce346" office:value-type="float" office:value="1">
            <text:p>001</text:p>
          </table:table-cell>
          <table:table-cell table:style-name="ce332" office:value-type="string">
            <text:p>KS\Wiki\Search\Quick_Search</text:p>
          </table:table-cell>
          <table:table-cell table:style-name="ce261" office:value-type="string">
            <text:p>Search when the keyword is matched</text:p>
          </table:table-cell>
          <table:table-cell office:value-type="string">
            <text:p>Step 1: Create pages</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5">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261" office:value-type="string">
            <text:p>View content of search result when user does not have permission to view page</text:p>
          </table:table-cell>
          <table:table-cell office:value-type="string">
            <text:p>Step 1: Create pages</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5">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261" office:value-type="string">
            <text:p>Search when the keyword is not matched</text:p>
          </table:table-cell>
          <table:table-cell office:value-type="string">
            <text:p>Step 1: Create pages</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5">
          <table:table-cell table:formula="of:=IF(VALUE(MID([.F16];6;FIND(&quot;:&quot;;[.F16];1)-FIND(&quot; &quot;;[.F16];1)-1))&gt;VALUE(MID([.F15];6;FIND(&quot;:&quot;;[.F15];1)-FIND(&quot; &quot;;[.F15];1)-1));&quot;&quot;;MAX([.A$7:.A15])+1)" office:value-type="float" office:value="4">
            <text:p>004</text:p>
          </table:table-cell>
          <table:table-cell table:style-name="ce255" office:value-type="string">
            <text:p>FNC_KS_WIKI_SEARCH_02</text:p>
          </table:table-cell>
          <table:table-cell office:value-type="float" office:value="1">
            <text:p>001</text:p>
          </table:table-cell>
          <table:table-cell table:style-name="ce332" office:value-type="string">
            <text:p>KS\Wiki\Search\Advanced_Search</text:p>
          </table:table-cell>
          <table:table-cell table:style-name="ce261" office:value-type="string">
            <text:p>Search when the keyword is matched</text:p>
          </table:table-cell>
          <table:table-cell office:value-type="string">
            <text:p>Step 1: Create pages</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5">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261" office:value-type="string">
            <text:p>View content of search result when user does not have permission to view page</text:p>
          </table:table-cell>
          <table:table-cell office:value-type="string">
            <text:p>Step 1: Create pages</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2">- Login by user does not </text:span><text:span text:style-name="T22">have permission to view and </text:span><text:span text:style-name="T22">edit page</text:span></text:p>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5">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 The results are matched with the query are listed</text:p>
            <text:p>- on the results, Don't show page that the user does not have permission to view, </text:p>
          </table:table-cell>
          <table:table-cell office:value-type="string">
            <text:p>High</text:p>
          </table:table-cell>
          <table:table-cell table:number-columns-repeated="1015"/>
        </table:table-row>
        <table:table-row table:style-name="ro45">
          <table:table-cell table:formula="of:=IF(VALUE(MID([.F24];6;FIND(&quot;:&quot;;[.F24];1)-FIND(&quot; &quot;;[.F24];1)-1))&gt;VALUE(MID([.F23];6;FIND(&quot;:&quot;;[.F23];1)-FIND(&quot; &quot;;[.F23];1)-1));&quot;&quot;;MAX([.A$7:.A23])+1)" office:value-type="float" office:value="6">
            <text:p>006</text:p>
          </table:table-cell>
          <table:table-cell office:value-type="string">
            <text:p>FNC_KS_WIKI_SEARCH_02</text:p>
          </table:table-cell>
          <table:table-cell table:formula="of:=IF(VALUE(MID([.F24];6;FIND(&quot;:&quot;;[.F24];1)-FIND(&quot; &quot;;[.F24];1)-1))&gt;VALUE(MID([.F23];6;FIND(&quot;:&quot;;[.F23];1)-FIND(&quot; &quot;;[.F23];1)-1));[.C23];[.C23]+1)" office:value-type="float" office:value="3">
            <text:p>003</text:p>
          </table:table-cell>
          <table:table-cell office:value-type="string">
            <text:p>KS\Wiki\Search\Advanced_Search</text:p>
          </table:table-cell>
          <table:table-cell table:style-name="ce261" office:value-type="string">
            <text:p>Search when the keyword is not matched</text:p>
          </table:table-cell>
          <table:table-cell office:value-type="string">
            <text:p>Step 1: Create pages</text:p>
          </table:table-cell>
          <table:table-cell table:style-name="ce265"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2" table:number-rows-repeated="10">
          <table:table-cell table:style-name="ce322" table:number-columns-repeated="8"/>
          <table:table-cell table:style-name="ce320"/>
          <table:table-cell table:style-name="ce322" table:number-columns-repeated="1015"/>
        </table:table-row>
        <table:table-row table:style-name="ro42" table:number-rows-repeated="10">
          <table:table-cell table:style-name="ce269" table:number-columns-repeated="8"/>
          <table:table-cell table:style-name="ce347"/>
          <table:table-cell table:style-name="ce269" table:number-columns-repeated="1015"/>
        </table:table-row>
        <table:table-row table:style-name="ro42">
          <table:table-cell table:style-name="ce269" table:number-columns-repeated="8"/>
          <table:table-cell table:style-name="ce347"/>
          <table:table-cell table:style-name="ce269" table:number-columns-repeated="1015"/>
        </table:table-row>
      </table:table>
      <table:table table:name="Macro" table:style-name="ta1" table:print="false">
        <office:forms form:automatic-focus="false" form:apply-design-mode="false"/>
        <table:table-column table:style-name="co71" table:default-cell-style-name="ce254"/>
        <table:table-column table:style-name="co72" table:default-cell-style-name="ce256"/>
        <table:table-column table:style-name="co8" table:default-cell-style-name="ce254"/>
        <table:table-column table:style-name="co73" table:default-cell-style-name="ce333"/>
        <table:table-column table:style-name="co74" table:default-cell-style-name="ce262"/>
        <table:table-column table:style-name="co75" table:default-cell-style-name="ce263"/>
        <table:table-column table:style-name="co76" table:default-cell-style-name="ce263"/>
        <table:table-column table:style-name="co77" table:default-cell-style-name="ce263"/>
        <table:table-column table:style-name="co78" table:default-cell-style-name="ce267"/>
        <table:table-column table:style-name="co8" table:number-columns-repeated="11" table:default-cell-style-name="ce263"/>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19];[.$K1])" office:value-type="float" office:value="0">
            <text:p>0</text:p>
          </table:table-cell>
          <table:table-cell table:style-name="ce337" table:formula="of:=COUNTIF([.M$7:.M$1019];[.$K1])" office:value-type="float" office:value="0">
            <text:p>0</text:p>
          </table:table-cell>
          <table:table-cell table:style-name="ce337" table:formula="of:=COUNTIF([.N$7:.N$1019];[.$K1])" office:value-type="float" office:value="0">
            <text:p>0</text:p>
          </table:table-cell>
          <table:table-cell table:style-name="ce337" table:formula="of:=COUNTIF([.O$7:.O$1019];[.$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19];[.$K2])" office:value-type="float" office:value="0">
            <text:p>0</text:p>
          </table:table-cell>
          <table:table-cell table:style-name="ce337" table:formula="of:=COUNTIF([.M$7:.M$1019];[.$K2])" office:value-type="float" office:value="0">
            <text:p>0</text:p>
          </table:table-cell>
          <table:table-cell table:style-name="ce337" table:formula="of:=COUNTIF([.N$7:.N$1019];[.$K2])" office:value-type="float" office:value="0">
            <text:p>0</text:p>
          </table:table-cell>
          <table:table-cell table:style-name="ce337" table:formula="of:=COUNTIF([.O$7:.O$1019];[.$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Page Information</text:p>
          </table:table-cell>
          <table:covered-table-cell table:style-name="ce329"/>
          <table:covered-table-cell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19];[.$K3])" office:value-type="float" office:value="0">
            <text:p>0</text:p>
          </table:table-cell>
          <table:table-cell table:style-name="ce337" table:formula="of:=COUNTIF([.M$7:.M$1019];[.$K3])" office:value-type="float" office:value="0">
            <text:p>0</text:p>
          </table:table-cell>
          <table:table-cell table:style-name="ce337" table:formula="of:=COUNTIF([.N$7:.N$1019];[.$K3])" office:value-type="float" office:value="0">
            <text:p>0</text:p>
          </table:table-cell>
          <table:table-cell table:style-name="ce337" table:formula="of:=COUNTIF([.O$7:.O$1019];[.$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64])" office:value-type="float" office:value="24" table:number-columns-spanned="3" table:number-rows-spanned="1">
            <text:p>24</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19];[.$K4])" office:value-type="float" office:value="0">
            <text:p>0</text:p>
          </table:table-cell>
          <table:table-cell table:style-name="ce337" table:formula="of:=COUNTIF([.M$7:.M$1019];[.$K4])" office:value-type="float" office:value="0">
            <text:p>0</text:p>
          </table:table-cell>
          <table:table-cell table:style-name="ce337" table:formula="of:=COUNTIF([.N$7:.N$1019];[.$K4])" office:value-type="float" office:value="0">
            <text:p>0</text:p>
          </table:table-cell>
          <table:table-cell table:style-name="ce337" table:formula="of:=COUNTIF([.O$7:.O$1019];[.$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19];[.$K5])" office:value-type="float" office:value="0">
            <text:p>0</text:p>
          </table:table-cell>
          <table:table-cell table:style-name="ce337" table:formula="of:=COUNTIF([.M$7:.M$1019];[.$K5])" office:value-type="float" office:value="0">
            <text:p>0</text:p>
          </table:table-cell>
          <table:table-cell table:style-name="ce337" table:formula="of:=COUNTIF([.N$7:.N$1019];[.$K5])" office:value-type="float" office:value="0">
            <text:p>0</text:p>
          </table:table-cell>
          <table:table-cell table:style-name="ce337" table:formula="of:=COUNTIF([.O$7:.O$1019];[.$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50" table:number-columns-repeated="793"/>
        </table:table-row>
        <table:table-row table:style-name="ro37">
          <table:table-cell table:style-name="ce346" office:value-type="float" office:value="1">
            <text:p>001</text:p>
          </table:table-cell>
          <table:table-cell table:style-name="ce255" office:value-type="string">
            <text:p>FNC_KS_WIKI_MACRO_01</text:p>
          </table:table-cell>
          <table:table-cell table:style-name="ce346" office:value-type="float" office:value="1">
            <text:p>001</text:p>
          </table:table-cell>
          <table:table-cell table:style-name="ce332" office:value-type="string">
            <text:p>KS\Wiki\Macro\Add</text:p>
          </table:table-cell>
          <table:table-cell table:style-name="ce261" office:value-type="string">
            <text:p>Insert Excerp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10">- Select category: </text:span><text:span text:style-name="T5">Content</text:span></text:p>
            <text:p><text:span text:style-name="T10">- Select macro:</text:span><text:span text:style-name="T5"> Excerp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4">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261"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10">- Select category: </text:span><text:span text:style-name="T5">Content</text:span></text:p>
            <text:p><text:span text:style-name="T10">- Select macro: </text:span><text:span text:style-name="T5">Include </text:span><text:span text:style-name="T5">P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clude the content of another page in the current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261"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2: Select a macro: <text:span text:style-name="T10">Box</text:span></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Box</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raw a box around the provided content</text:p>
          </table:table-cell>
          <table:table-cell office:value-type="string">
            <text:p>Medium</text:p>
          </table:table-cell>
          <table:table-cell table:number-columns-repeated="1015"/>
        </table:table-row>
        <table:table-row table:style-name="ro37">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261" office:value-type="string">
            <text:p>Insert Col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Col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hange color of tex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261" office:value-type="string">
            <text:p>Insert Cod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Cod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Highlight code snippets of various programming languages</text:p>
          </table:table-cell>
          <table:table-cell office:value-type="string">
            <text:p>Medium</text:p>
          </table:table-cell>
          <table:table-cell table:number-columns-repeated="1015"/>
        </table:table-row>
        <table:table-row table:style-name="ro37">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261"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Error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n error message note.</text:p>
          </table:table-cell>
          <table:table-cell office:value-type="string">
            <text:p>Medium</text:p>
          </table:table-cell>
          <table:table-cell table:number-columns-repeated="1015"/>
        </table:table-row>
        <table:table-row table:style-name="ro37">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261" office:value-type="string">
            <text:p>Insert Flo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Flo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Allow a content to 'float' on the left or the right .</text:p>
          </table:table-cell>
          <table:table-cell office:value-type="string">
            <text:p>Medium</text:p>
          </table:table-cell>
          <table:table-cell table:number-columns-repeated="1015"/>
        </table:table-row>
        <table:table-row table:style-name="ro37">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261"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Info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n info message.</text:p>
          </table:table-cell>
          <table:table-cell office:value-type="string">
            <text:p>Medium</text:p>
          </table:table-cell>
          <table:table-cell table:number-columns-repeated="1015"/>
        </table:table-row>
        <table:table-row table:style-name="ro37">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261" office:value-type="string">
            <text:p>Insert NoForm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NoForm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Keep the content displayed as when you type.</text:p>
          </table:table-cell>
          <table:table-cell office:value-type="string">
            <text:p>Medium</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261"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Note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 note message.</text:p>
          </table:table-cell>
          <table:table-cell office:value-type="string">
            <text:p>Medium</text:p>
          </table:table-cell>
          <table:table-cell table:number-columns-repeated="1015"/>
        </table:table-row>
        <table:table-row table:style-name="ro37">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261" office:value-type="string">
            <text:p>Insert Pane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Panel</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Embrace a block of text within a fully customizable panel </text:p>
          </table:table-cell>
          <table:table-cell office:value-type="string">
            <text:p>Medium</text:p>
          </table:table-cell>
          <table:table-cell table:number-columns-repeated="1015"/>
        </table:table-row>
        <table:table-row table:style-name="ro37">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261" office:value-type="string">
            <text:p>Insert Tabl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Table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t a table.</text:p>
          </table:table-cell>
          <table:table-cell office:value-type="string">
            <text:p>Medium</text:p>
          </table:table-cell>
          <table:table-cell table:number-columns-repeated="1015"/>
        </table:table-row>
        <table:table-row table:style-name="ro37">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261" office:value-type="string">
            <text:p>Insert Table cel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Table cell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rt a table cell </text:p>
          </table:table-cell>
          <table:table-cell office:value-type="string">
            <text:p>Medium</text:p>
          </table:table-cell>
          <table:table-cell table:number-columns-repeated="1015"/>
        </table:table-row>
        <table:table-row table:style-name="ro37">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261"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Table row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rt a table row </text:p>
          </table:table-cell>
          <table:table-cell office:value-type="string">
            <text:p>Medium</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261"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Tip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s a tip message block.</text:p>
          </table:table-cell>
          <table:table-cell office:value-type="string">
            <text:p>Medium</text:p>
          </table:table-cell>
          <table:table-cell table:number-columns-repeated="1015"/>
        </table:table-row>
        <table:table-row table:style-name="ro37">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261"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Formatting</text:span></text:p>
            <text:p><text:span text:style-name="T10">- Select macro: </text:span><text:span text:style-name="T5">Warning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s a warning message block.</text:p>
          </table:table-cell>
          <table:table-cell office:value-type="string">
            <text:p>Medium</text:p>
          </table:table-cell>
          <table:table-cell table:number-columns-repeated="1015"/>
        </table:table-row>
        <table:table-row table:style-name="ro37">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261" office:value-type="string">
            <text:p>Insert Anch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10">- Select category: </text:span><text:span text:style-name="T5">Navigation</text:span></text:p>
            <text:p><text:span text:style-name="T10">- Select macro: </text:span><text:span text:style-name="T5">Anch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reate a anchor for the selected contents</text:p>
          </table:table-cell>
          <table:table-cell office:value-type="string">
            <text:p>Medium</text:p>
          </table:table-cell>
          <table:table-cell table:number-columns-repeated="1015"/>
        </table:table-row>
        <table:table-row table:style-name="ro37">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261" office:value-type="string">
            <text:p>Insert Childre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Navigation</text:span></text:p>
            <text:p><text:span text:style-name="T10">- Select macro: </text:span><text:span text:style-name="T5">Childre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37">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261"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Navigation</text:span></text:p>
            <text:p><text:span text:style-name="T10">- Select macro: </text:span><text:span text:style-name="T5">Page Tre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the hierarchy of a page in the current page.</text:p>
          </table:table-cell>
          <table:table-cell office:value-type="string">
            <text:p>Medium</text:p>
          </table:table-cell>
          <table:table-cell table:number-columns-repeated="1015"/>
        </table:table-row>
        <table:table-row table:style-name="ro37">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261"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10">- Select category: </text:span><text:span text:style-name="T5">Navigation</text:span></text:p>
            <text:p><text:span text:style-name="T10">- Select macro: </text:span><text:span text:style-name="T5">Related </text:span><text:span text:style-name="T5">Pages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Render the related pages of the current page.</text:p>
          </table:table-cell>
          <table:table-cell office:value-type="string">
            <text:p>Medium</text:p>
          </table:table-cell>
          <table:table-cell table:number-columns-repeated="1015"/>
        </table:table-row>
        <table:table-row table:style-name="ro37">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261"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10">- Select category: </text:span><text:span text:style-name="T5">Navigation</text:span></text:p>
            <text:p><text:span text:style-name="T10">- Select macro: </text:span><text:span text:style-name="T5">Table of </text:span><text:span text:style-name="T5">Conten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Generate a table of content for the current page.</text:p>
          </table:table-cell>
          <table:table-cell office:value-type="string">
            <text:p>Medium</text:p>
          </table:table-cell>
          <table:table-cell table:number-columns-repeated="1015"/>
        </table:table-row>
        <table:table-row table:style-name="ro37">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261"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10">- Select category: </text:span><text:span text:style-name="T5">Other</text:span></text:p>
            <text:p><text:span text:style-name="T10">- Select macro: </text:span><text:span text:style-name="T5">Section and </text:span><text:span text:style-name="T5">Colum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1">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37">
          <table:table-cell table:formula="of:=IF(VALUE(MID([.F73];6;FIND(&quot;:&quot;;[.F73];1)-FIND(&quot; &quot;;[.F73];1)-1))&gt;VALUE(MID([.F72];6;FIND(&quot;:&quot;;[.F72];1)-FIND(&quot; &quot;;[.F72];1)-1));&quot;&quot;;MAX([.A$7:.A72])+1)" office:value-type="float" office:value="23">
            <text:p>023</text:p>
          </table:table-cell>
          <table:table-cell table:style-name="ce348" office:value-type="string">
            <text:p>FNC_KS_WIKI_MACRO_02</text:p>
          </table:table-cell>
          <table:table-cell office:value-type="float" office:value="1">
            <text:p>001</text:p>
          </table:table-cell>
          <table:table-cell table:style-name="ce332" office:value-type="string">
            <text:p>KS\Wiki\Macro\Other_Check</text:p>
          </table:table-cell>
          <table:table-cell table:style-name="ce261"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10">- Do not select any macro</text:span><text:span text:style-name="T5"> </text:span></text:p>
            <text:p><text:span text:style-name="T10">-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37">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261" office:value-type="string">
            <text:p>Filte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10">- Put keyword in </text:span><text:span text:style-name="T5">Filter</text:span><text:span text:style-name="T10">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41" table:number-rows-repeated="10">
          <table:table-cell table:style-name="ce322" table:number-columns-repeated="1024"/>
        </table:table-row>
        <table:table-row table:style-name="ro41">
          <table:table-cell table:style-name="ce322" table:number-columns-repeated="1024"/>
        </table:table-row>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table:database-ranges>
        <table:database-range table:target-range-address="Template.A6:Template.AMJ6" table:display-filter-buttons="true">
          <table:filter>
            <table:filter-condition table:field-number="10"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0">09/10/2012</text:date>, <text:time>16:27: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9-10T16:27:29</dc:date>
    <meta:editing-duration>PT74H20M06S</meta:editing-duration>
    <meta:editing-cycles>250</meta:editing-cycles>
    <meta:generator>OpenOffice.org/3.2$Linux OpenOffice.org_project/320m19$Build-9505</meta:generator>
    <dc:creator>exoplatform </dc:creator>
    <meta:document-statistic meta:table-count="13" meta:cell-count="5656" meta:object-count="1"/>
  </office:meta>
</office:document-meta>
</file>